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881cm"/>
    </style:style>
    <style:style style:family="table-column" style:name="co2">
      <style:table-column-properties fo:break-before="auto" style:column-width="7.66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2.293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44cm"/>
    </style:style>
    <style:style style:family="table-column" style:name="co8">
      <style:table-column-properties fo:break-before="auto" style:column-width="3.07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1.349cm"/>
    </style:style>
    <style:style style:family="table-row" style:name="ro10">
      <style:table-row-properties fo:break-before="auto" style:use-optimal-row-height="false" style:row-height="1.349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12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12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Normal_5f_Sheet1" style:name="ce6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Sheet1" style:name="ce7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8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20"/>
        <table:table-column table:style-name="co3" table:default-cell-style-name="ce6"/>
        <table:table-column table:style-name="co4" table:default-cell-style-name="ce6" table:number-columns-repeated="11"/>
        <table:table-column table:style-name="co5" table:default-cell-style-name="ce73" table:number-columns-repeated="6"/>
        <table:table-column table:style-name="co6" table:default-cell-style-name="Default" table:number-columns-repeated="1004"/>
        <table:table-row table:style-name="ro1">
          <table:table-cell ns41:value-type="string" table:style-name="TL Title" office:value-type="string">
            <office:annotation draw:style-name="gr1" svg:height="2.408cm" draw:caption-point-y="-0.042cm" svg:width="5.801cm" svg:x="7.3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FRIESLAND <text:s/>- VIERDE GEDEELTE - <text:s/>INDEELING DER BEVOLKING NAAR DE BEROEPEN </text:p>
          </table:table-cell>
          <table:table-cell table:style-name="ce11"/>
          <table:table-cell table:style-name="ce22" table:number-columns-repeated="3"/>
          <table:table-cell table:style-name="ce43" table:number-columns-repeated="6"/>
          <table:table-cell table:style-name="ce51" table:number-columns-repeated="3"/>
          <table:table-cell table:style-name="ce67" table:number-columns-repeated="5"/>
          <table:table-cell table:style-name="ce74"/>
          <table:table-cell table:style-name="ce78" table:number-columns-repeated="3"/>
          <table:table-cell table:style-name="ce2" table:number-columns-repeated="1001"/>
        </table:table-row>
        <table:table-row table:style-name="ro1">
          <table:table-cell table:style-name="ce2"/>
          <table:table-cell table:style-name="ce12"/>
          <table:table-cell table:style-name="ce23" table:number-columns-repeated="12"/>
          <table:table-cell table:style-name="ce68" table:number-columns-repeated="6"/>
          <table:table-cell table:style-name="ce23" table:number-columns-repeated="2"/>
          <table:table-cell table:style-name="ce79"/>
          <table:table-cell table:style-name="ce2" table:number-columns-repeated="1001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 <text:s text:c="6"/></text:p>
          </table:table-cell>
          <table:table-cell ns41:value-type="string" table:number-rows-spanned="4" table:style-name="TL RowProperty" table:number-columns-spanned="1" office:value-type="string">
            <text:p><text:span text:style-name="T2"><text:a xlink:type="simple" xlink:href="#Veerde gedeelte.A1209"> Beroepen of middelen van bestaan  </text:a></text:span></text:p>
          </table:table-cell>
          <table:table-cell table:style-name="ce24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35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46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35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35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55"/>
          <table:covered-table-cell table:style-name="ce57"/>
          <table:table-cell ns41:value-type="string" table:number-rows-spanned="4" table:style-name="ce69" table:number-columns-spanned="1" office:value-type="string">
            <text:p>Telling</text:p>
          </table:table-cell>
          <table:table-cell ns41:value-type="string" table:number-rows-spanned="4" table:style-name="ce69" table:number-columns-spanned="1" office:value-type="string">
            <text:p>Tabel</text:p>
          </table:table-cell>
          <table:table-cell ns41:value-type="string" table:number-rows-spanned="4" table:style-name="ce69" table:number-columns-spanned="1" office:value-type="string">
            <text:p>Pagina links</text:p>
          </table:table-cell>
          <table:table-cell ns41:value-type="string" table:number-rows-spanned="4" table:style-name="ce69" table:number-columns-spanned="1" office:value-type="string">
            <text:p>Pagina rechts</text:p>
          </table:table-cell>
          <table:table-cell ns41:value-type="string" table:number-rows-spanned="4" table:style-name="ce69" table:number-columns-spanned="1" office:value-type="string">
            <text:p>Provincie</text:p>
          </table:table-cell>
          <table:table-cell ns41:value-type="string" table:number-rows-spanned="4" table:style-name="ce75" table:number-columns-spanned="1" office:value-type="string">
            <text:p>Image nr</text:p>
          </table:table-cell>
          <table:table-cell table:style-name="ce79"/>
          <table:table-cell table:style-name="ce23" table:number-columns-repeated="2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36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36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36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ce49"/>
          <table:covered-table-cell table:style-name="ce53"/>
          <table:covered-table-cell table:style-name="ce56"/>
          <table:covered-table-cell table:style-name="ce58"/>
          <table:covered-table-cell table:style-name="ce70" table:number-columns-repeated="5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covered-table-cell table:style-name="ce30"/>
          <table:covered-table-cell table:style-name="TL ColHeader" table:number-columns-repeated="6"/>
          <table:covered-table-cell table:style-name="ce50"/>
          <table:covered-table-cell table:style-name="ce54"/>
          <table:covered-table-cell table:style-name="ce37"/>
          <table:covered-table-cell table:style-name="ce59"/>
          <table:covered-table-cell table:style-name="ce70" table:number-columns-repeated="5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5"/>
          <table:covered-table-cell table:style-name="ce15"/>
          <table:table-cell table:style-name="ce25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71" table:number-columns-repeated="5"/>
          <table:covered-table-cell table:style-name="ce77"/>
          <table:table-cell table:style-name="ce79" table:number-columns-repeated="3"/>
          <table:table-cell table:style-name="ce2" table:number-columns-repeated="1001"/>
        </table:table-row>
        <table:table-row table:style-name="ro1">
          <table:table-cell/>
          <table:table-cell table:style-name="ce16"/>
          <table:table-cell table:style-name="ce26"/>
          <table:table-cell table:style-name="ce32" table:number-columns-repeated="10"/>
          <table:table-cell table:style-name="ce61"/>
          <table:table-cell table:style-name="ce72" table:number-columns-repeated="6"/>
          <table:table-cell table:style-name="ce80" table:number-columns-repeated="3"/>
          <table:table-cell table:number-columns-repeated="1001"/>
        </table:table-row>
        <table:table-row table:style-name="ro4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40" office:value-type="float">
            <text:p>1,1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ierbrouwers, bi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1353" office:value-type="float">
            <text:p>1,35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aren- en l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epensioneerden (burgelijke en mil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76" office:value-type="float">
            <text:p>57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per-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stschool-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ostschool-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9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riniers en s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riniers en s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ters (kolen-, koorn-, hooi-, hout-, scheeps- enz.), wijn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394" office:value-type="float">
            <text:p>394</text:p>
          </table:table-cell>
          <table:table-cell table:style-name="TL Data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56" office:value-type="float">
            <text:p>45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Oudijzer-, oude kleederen-, haanen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48" office:value-type="float">
            <text:p>2,048</text:p>
          </table:table-cell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4054" office:value-type="float">
            <text:p>4,05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meden grof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udenten aan hooge scholen, athenea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bak- en sigaren-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bak- en sigaren-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bak- en sigaren-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bak- en sigaren-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320" office:value-type="float">
            <text:p>320</text:p>
          </table:table-cell>
          <table:table-cell table:style-name="TL Data"/>
          <table:table-cell ns41:value-type="float" table:style-name="TL Data" office:value="320" office:value-type="float">
            <text:p>3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oerlieden, koetsiers, loopers, postknechten en sl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470" office:value-type="float">
            <text:p>1,470</text:p>
          </table:table-cell>
          <table:table-cell ns41:value-type="float" table:style-name="TL Data" office:value="1627" office:value-type="float">
            <text:p>1,62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6313" office:value-type="float">
            <text:p>6,313</text:p>
          </table:table-cell>
          <table:table-cell ns41:value-type="float" table:style-name="TL Data" office:value="2884" office:value-type="float">
            <text:p>2,884</text:p>
          </table:table-cell>
          <table:table-cell ns41:value-type="float" table:style-name="TL Data" office:value="8391" office:value-type="float">
            <text:p>8,391</text:p>
          </table:table-cell>
          <table:table-cell ns41:value-type="float" table:style-name="TL Data" office:value="11275" office:value-type="float">
            <text:p>11,27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AD LEEUWAR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56" office:value-type="float">
            <text:p>2,556</text:p>
          </table:table-cell>
          <table:table-cell ns41:value-type="float" table:style-name="TL Data" office:value="2645" office:value-type="float">
            <text:p>2,645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7786" office:value-type="float">
            <text:p>7,786</text:p>
          </table:table-cell>
          <table:table-cell ns41:value-type="float" table:style-name="TL Data" office:value="8560" office:value-type="float">
            <text:p>8,560</text:p>
          </table:table-cell>
          <table:table-cell ns41:value-type="float" table:style-name="TL Data" office:value="11772" office:value-type="float">
            <text:p>11,772</text:p>
          </table:table-cell>
          <table:table-cell ns41:value-type="float" table:style-name="TL Data" office:value="12718" office:value-type="float">
            <text:p>12,718</text:p>
          </table:table-cell>
          <table:table-cell ns41:value-type="float" table:style-name="TL Data" office:value="24490" office:value-type="float">
            <text:p>24,49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rdewerk- en porcelein-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rdewerk- en porcelein-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69" office:value-type="float">
            <text:p>2,269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328" office:value-type="float">
            <text:p>2,328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2966" office:value-type="float">
            <text:p>2,96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4" office:value-type="float">
            <text:p>62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647" office:value-type="float">
            <text:p>2,64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873" office:value-type="float">
            <text:p>2,873</text:p>
          </table:table-cell>
          <table:table-cell ns41:value-type="float" table:style-name="TL Data" office:value="3057" office:value-type="float">
            <text:p>3,057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office:value="10" table:style-name="TL Data" table:number-columns-repeated="3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ogleeraren en leeraren aan hooge scholen, atheneae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512" office:value-type="float">
            <text:p>512</text:p>
          </table:table-cell>
          <table:table-cell table:style-name="TL Data"/>
          <table:table-cell ns41:value-type="float" table:style-name="TL Data" office:value="589" office:value-type="float">
            <text:p>589</text:p>
          </table:table-cell>
          <table:table-cell table:style-name="TL Data"/>
          <table:table-cell ns41:value-type="float" table:style-name="TL Data" office:value="589" office:value-type="float">
            <text:p>58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68" office:value-type="float">
            <text:p>568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63" office:value-type="float">
            <text:p>96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per- en blikslagers, draadvlechters, kete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stschool-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stschool-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oeghouders, tappers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07" office:value-type="float">
            <text:p>607</text:p>
          </table:table-cell>
          <table:table-cell table:style-name="TL Data"/>
          <table:table-cell ns41:value-type="float" table:style-name="TL Data" office:value="611" office:value-type="float">
            <text:p>611</text:p>
          </table:table-cell>
          <table:table-cell table:style-name="TL Data"/>
          <table:table-cell ns41:value-type="float" table:style-name="TL Data" office:value="611" office:value-type="float">
            <text:p>6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enaars, goochelaars enz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9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teekenaars, teekenmeesters, dagn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73" office:value-type="float">
            <text:p>77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ters (kolen-, koorn-, hooi-, hout-, scheeps-,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den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1" office:value-type="float">
            <text:p>1,291</text:p>
          </table:table-cell>
          <table:table-cell ns41:value-type="float" table:style-name="TL Data" office:value="1292" office:value-type="float">
            <text:p>1,29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274" office:value-type="float">
            <text:p>1,27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82" office:value-type="float">
            <text:p>1,38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3" office:value-type="float">
            <text:p>75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2329" office:value-type="float">
            <text:p>2,329</text:p>
          </table:table-cell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150" office:value-type="float">
            <text:p>4,150</text:p>
          </table:table-cell>
          <table:table-cell ns41:value-type="float" table:style-name="TL Data" office:value="3710" office:value-type="float">
            <text:p>3,710</text:p>
          </table:table-cell>
          <table:table-cell ns41:value-type="float" table:style-name="TL Data" office:value="7860" office:value-type="float">
            <text:p>7,86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02" office:value-type="float">
            <text:p>50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hooge scholen, athenac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4" office:value-type="float">
            <text:p>9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4773" office:value-type="float">
            <text:p>4,773</text:p>
          </table:table-cell>
          <table:table-cell ns41:value-type="float" table:style-name="TL Data" office:value="5021" office:value-type="float">
            <text:p>5,02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2110" office:value-type="float">
            <text:p>2,110</text:p>
          </table:table-cell>
          <table:table-cell ns41:value-type="float" table:style-name="TL Data" office:value="15142" office:value-type="float">
            <text:p>15,142</text:p>
          </table:table-cell>
          <table:table-cell ns41:value-type="float" table:style-name="TL Data" office:value="8098" office:value-type="float">
            <text:p>8,098</text:p>
          </table:table-cell>
          <table:table-cell ns41:value-type="float" table:style-name="TL Data" office:value="22171" office:value-type="float">
            <text:p>22,171</text:p>
          </table:table-cell>
          <table:table-cell ns41:value-type="float" table:style-name="TL Data" office:value="30269" office:value-type="float">
            <text:p>30,26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144" office:value-type="float">
            <text:p>7,144</text:p>
          </table:table-cell>
          <table:table-cell ns41:value-type="float" table:style-name="TL Data" office:value="7068" office:value-type="float">
            <text:p>7,068</text:p>
          </table:table-cell>
          <table:table-cell ns41:value-type="float" table:style-name="TL Data" office:value="1344" office:value-type="float">
            <text:p>1,344</text:p>
          </table:table-cell>
          <table:table-cell ns41:value-type="float" table:style-name="TL Data" office:value="1420" office:value-type="float">
            <text:p>1,420</text:p>
          </table:table-cell>
          <table:table-cell ns41:value-type="float" table:style-name="TL Data" office:value="2612" office:value-type="float">
            <text:p>2,612</text:p>
          </table:table-cell>
          <table:table-cell ns41:value-type="float" table:style-name="TL Data" office:value="2648" office:value-type="float">
            <text:p>2,648</text:p>
          </table:table-cell>
          <table:table-cell ns41:value-type="float" table:style-name="TL Data" office:value="18275" office:value-type="float">
            <text:p>18,275</text:p>
          </table:table-cell>
          <table:table-cell ns41:value-type="float" table:style-name="TL Data" office:value="21196" office:value-type="float">
            <text:p>21,196</text:p>
          </table:table-cell>
          <table:table-cell ns41:value-type="float" table:style-name="TL Data" office:value="29375" office:value-type="float">
            <text:p>29,375</text:p>
          </table:table-cell>
          <table:table-cell ns41:value-type="float" table:style-name="TL Data" office:value="32332" office:value-type="float">
            <text:p>32,332</text:p>
          </table:table-cell>
          <table:table-cell ns41:value-type="float" table:style-name="TL Data" office:value="61707" office:value-type="float">
            <text:p>61,70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6695" office:value-type="float">
            <text:p>16,695</text:p>
          </table:table-cell>
          <table:table-cell ns41:value-type="float" table:style-name="TL Data" office:value="4927" office:value-type="float">
            <text:p>4,927</text:p>
          </table:table-cell>
          <table:table-cell ns41:value-type="float" table:style-name="TL Data" office:value="17397" office:value-type="float">
            <text:p>17,397</text:p>
          </table:table-cell>
          <table:table-cell ns41:value-type="float" table:style-name="TL Data" office:value="5283" office:value-type="float">
            <text:p>5,283</text:p>
          </table:table-cell>
          <table:table-cell ns41:value-type="float" table:style-name="TL Data" office:value="22680" office:value-type="float">
            <text:p>22,68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ierbrouwers, bi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3" office:value-type="float">
            <text:p>1,67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71" office:value-type="float">
            <text:p>1,8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49" office:value-type="float">
            <text:p>1,24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395" office:value-type="float">
            <text:p>3,39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798" office:value-type="float">
            <text:p>3,798</text:p>
          </table:table-cell>
          <table:table-cell ns41:value-type="float" table:style-name="TL Data" office:value="4012" office:value-type="float">
            <text:p>4,01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o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36" office:value-type="float">
            <text:p>436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451" office:value-type="float">
            <text:p>451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308" office:value-type="float">
            <text:p>1,308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03" office:value-type="float">
            <text:p>1,20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56" office:value-type="float">
            <text:p>1,35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33" table:style-name="TL Data" table:number-columns-repeated="2" office:value-type="float">
            <text:p>23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9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3529" office:value-type="float">
            <text:p>13,529</text:p>
          </table:table-cell>
          <table:table-cell ns41:value-type="float" table:style-name="TL Data" office:value="6443" office:value-type="float">
            <text:p>6,443</text:p>
          </table:table-cell>
          <table:table-cell ns41:value-type="float" table:style-name="TL Data" office:value="14402" office:value-type="float">
            <text:p>14,402</text:p>
          </table:table-cell>
          <table:table-cell ns41:value-type="float" table:style-name="TL Data" office:value="6786" office:value-type="float">
            <text:p>6,786</text:p>
          </table:table-cell>
          <table:table-cell ns41:value-type="float" table:style-name="TL Data" office:value="21188" office:value-type="float">
            <text:p>21,18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esters (keur-, markt-, vr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ters (kolen-, koorn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9" office:value-type="float">
            <text:p>1,9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7" office:value-type="float">
            <text:p>2,207</text:p>
          </table:table-cell>
          <table:table-cell ns41:value-type="float" table:style-name="TL Data" office:value="2208" office:value-type="float">
            <text:p>2,20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ps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25" office:value-type="float">
            <text:p>9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a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1" office:value-type="float">
            <text:p>3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2" office:value-type="float">
            <text:p>502</text:p>
          </table:table-cell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2201" office:value-type="float">
            <text:p>2,20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23" office:value-type="float">
            <text:p>2,3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71" office:value-type="float">
            <text:p>2,3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0" office:value-type="float">
            <text:p>1,0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7" office:value-type="float">
            <text:p>1,0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535" office:value-type="float">
            <text:p>6,535</text:p>
          </table:table-cell>
          <table:table-cell ns41:value-type="float" table:style-name="TL Data" office:value="5769" office:value-type="float">
            <text:p>5,769</text:p>
          </table:table-cell>
          <table:table-cell ns41:value-type="float" table:style-name="TL Data" office:value="2387" office:value-type="float">
            <text:p>2,387</text:p>
          </table:table-cell>
          <table:table-cell ns41:value-type="float" table:style-name="TL Data" office:value="2003" office:value-type="float">
            <text:p>2,003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587" office:value-type="float">
            <text:p>10,587</text:p>
          </table:table-cell>
          <table:table-cell ns41:value-type="float" table:style-name="TL Data" office:value="8791" office:value-type="float">
            <text:p>8,791</text:p>
          </table:table-cell>
          <table:table-cell ns41:value-type="float" table:style-name="TL Data" office:value="19378" office:value-type="float">
            <text:p>19,37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udenten aan hooge scholen, athenn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2017" office:value-type="float">
            <text:p>2,0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12" office:value-type="float">
            <text:p>2,1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18" office:value-type="float">
            <text:p>2,1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7" office:value-type="float">
            <text:p>59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3" office:value-type="float">
            <text:p>56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oerlieden, koetz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aakwaarnemers, commissio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137" office:value-type="float">
            <text:p>16,137</text:p>
          </table:table-cell>
          <table:table-cell ns41:value-type="float" table:style-name="TL Data" office:value="16248" office:value-type="float">
            <text:p>16,248</text:p>
          </table:table-cell>
          <table:table-cell ns41:value-type="float" table:style-name="TL Data" office:value="1859" office:value-type="float">
            <text:p>1,859</text:p>
          </table:table-cell>
          <table:table-cell ns41:value-type="float" table:style-name="TL Data" office:value="2171" office:value-type="float">
            <text:p>2,171</text:p>
          </table:table-cell>
          <table:table-cell ns41:value-type="float" table:style-name="TL Data" office:value="4381" office:value-type="float">
            <text:p>4,381</text:p>
          </table:table-cell>
          <table:table-cell ns41:value-type="float" table:style-name="TL Data" office:value="5592" office:value-type="float">
            <text:p>5,592</text:p>
          </table:table-cell>
          <table:table-cell ns41:value-type="float" table:style-name="TL Data" office:value="6583" office:value-type="float">
            <text:p>6,583</text:p>
          </table:table-cell>
          <table:table-cell ns41:value-type="float" table:style-name="TL Data" office:value="39703" office:value-type="float">
            <text:p>39,703</text:p>
          </table:table-cell>
          <table:table-cell ns41:value-type="float" table:style-name="TL Data" office:value="28960" office:value-type="float">
            <text:p>28,960</text:p>
          </table:table-cell>
          <table:table-cell ns41:value-type="float" table:style-name="TL Data" office:value="63714" office:value-type="float">
            <text:p>63,714</text:p>
          </table:table-cell>
          <table:table-cell ns41:value-type="float" table:style-name="TL Data" office:value="92674" office:value-type="float">
            <text:p>92,67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TWEE EN DER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821" office:value-type="float">
            <text:p>22,821</text:p>
          </table:table-cell>
          <table:table-cell ns41:value-type="float" table:style-name="TL Data" office:value="22149" office:value-type="float">
            <text:p>22,149</text:p>
          </table:table-cell>
          <table:table-cell ns41:value-type="float" table:style-name="TL Data" office:value="4446" office:value-type="float">
            <text:p>4,446</text:p>
          </table:table-cell>
          <table:table-cell ns41:value-type="float" table:style-name="TL Data" office:value="4322" office:value-type="float">
            <text:p>4,322</text:p>
          </table:table-cell>
          <table:table-cell ns41:value-type="float" table:style-name="TL Data" office:value="8305" office:value-type="float">
            <text:p>8,305</text:p>
          </table:table-cell>
          <table:table-cell ns41:value-type="float" table:style-name="TL Data" office:value="7903" office:value-type="float">
            <text:p>7,903</text:p>
          </table:table-cell>
          <table:table-cell ns41:value-type="float" table:style-name="TL Data" office:value="56865" office:value-type="float">
            <text:p>56,865</text:p>
          </table:table-cell>
          <table:table-cell ns41:value-type="float" table:style-name="TL Data" office:value="58842" office:value-type="float">
            <text:p>58,842</text:p>
          </table:table-cell>
          <table:table-cell ns41:value-type="float" table:style-name="TL Data" office:value="92437" office:value-type="float">
            <text:p>92,437</text:p>
          </table:table-cell>
          <table:table-cell ns41:value-type="float" table:style-name="TL Data" office:value="93216" office:value-type="float">
            <text:p>93,216</text:p>
          </table:table-cell>
          <table:table-cell ns41:value-type="float" table:style-name="TL Data" office:value="185653" office:value-type="float">
            <text:p>185,65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8964" office:value-type="float">
            <text:p>18,964</text:p>
          </table:table-cell>
          <table:table-cell ns41:value-type="float" table:style-name="TL Data" office:value="5555" office:value-type="float">
            <text:p>5,555</text:p>
          </table:table-cell>
          <table:table-cell ns41:value-type="float" table:style-name="TL Data" office:value="19725" office:value-type="float">
            <text:p>19,725</text:p>
          </table:table-cell>
          <table:table-cell ns41:value-type="float" table:style-name="TL Data" office:value="5921" office:value-type="float">
            <text:p>5,921</text:p>
          </table:table-cell>
          <table:table-cell ns41:value-type="float" table:style-name="TL Data" office:value="25646" office:value-type="float">
            <text:p>25,64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aa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8" office:value-type="float">
            <text:p>1,87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87" office:value-type="float">
            <text:p>2,0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2" office:value-type="float">
            <text:p>1,44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543" office:value-type="float">
            <text:p>1,54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873" office:value-type="float">
            <text:p>1,87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042" office:value-type="float">
            <text:p>6,04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671" office:value-type="float">
            <text:p>6,671</text:p>
          </table:table-cell>
          <table:table-cell ns41:value-type="float" table:style-name="TL Data" office:value="7069" office:value-type="float">
            <text:p>7,069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office:value="10" table:style-name="TL Data" table:number-columns-repeated="3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t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4" office:value-type="float">
            <text:p>274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34" office:value-type="float">
            <text:p>234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7" office:value-type="float">
            <text:p>44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63" office:value-type="float">
            <text:p>963</text:p>
          </table:table-cell>
          <table:table-cell table:style-name="TL Data"/>
          <table:table-cell ns41:value-type="float" table:style-name="TL Data" office:value="1076" office:value-type="float">
            <text:p>1,076</text:p>
          </table:table-cell>
          <table:table-cell table:style-name="TL Data"/>
          <table:table-cell ns41:value-type="float" table:style-name="TL Data" office:value="1076" office:value-type="float">
            <text:p>1,07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876" office:value-type="float">
            <text:p>1,87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92" office:value-type="float">
            <text:p>1,99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011" office:value-type="float">
            <text:p>2,01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319" office:value-type="float">
            <text:p>2,3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1" office:value-type="float">
            <text:p>30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29" office:value-type="float">
            <text:p>62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table:style-name="TL Data"/>
          <table:table-cell ns41:value-type="float" table:style-name="TL Data" office:value="618" office:value-type="float">
            <text:p>618</text:p>
          </table:table-cell>
          <table:table-cell table:style-name="TL Data"/>
          <table:table-cell ns41:value-type="float" table:style-name="TL Data" office:value="618" office:value-type="float">
            <text:p>6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22" office:value-type="float">
            <text:p>62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enaars, goochelaars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9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095" office:value-type="float">
            <text:p>14,095</text:p>
          </table:table-cell>
          <table:table-cell ns41:value-type="float" table:style-name="TL Data" office:value="6618" office:value-type="float">
            <text:p>6,618</text:p>
          </table:table-cell>
          <table:table-cell ns41:value-type="float" table:style-name="TL Data" office:value="14997" office:value-type="float">
            <text:p>14,997</text:p>
          </table:table-cell>
          <table:table-cell ns41:value-type="float" table:style-name="TL Data" office:value="6964" office:value-type="float">
            <text:p>6,964</text:p>
          </table:table-cell>
          <table:table-cell ns41:value-type="float" table:style-name="TL Data" office:value="21961" office:value-type="float">
            <text:p>21,96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45" office:value-type="float">
            <text:p>3,0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98" office:value-type="float">
            <text:p>3,498</text:p>
          </table:table-cell>
          <table:table-cell ns41:value-type="float" table:style-name="TL Data" office:value="3500" office:value-type="float">
            <text:p>3,50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8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85" office:value-type="float">
            <text:p>98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7" office:value-type="float">
            <text:p>47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0" office:value-type="float">
            <text:p>270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00" office:value-type="float">
            <text:p>40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1" office:value-type="float">
            <text:p>48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05" office:value-type="float">
            <text:p>70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7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51" office:value-type="float">
            <text:p>851</text:p>
          </table:table-cell>
          <table:table-cell table:number-columns-repeated="1010"/>
        </table:table-row>
        <table:table-row table:style-name="ro10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table:style-name="TL Data"/>
          <table:table-cell ns41:value-type="float" table:style-name="TL Data" office:value="3475" office:value-type="float">
            <text:p>3,47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672" office:value-type="float">
            <text:p>3,67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753" office:value-type="float">
            <text:p>3,75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685" office:value-type="float">
            <text:p>1,68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28" office:value-type="float">
            <text:p>1,8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40" office:value-type="float">
            <text:p>1,8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8864" office:value-type="float">
            <text:p>8,864</text:p>
          </table:table-cell>
          <table:table-cell ns41:value-type="float" table:style-name="TL Data" office:value="7781" office:value-type="float">
            <text:p>7,781</text:p>
          </table:table-cell>
          <table:table-cell ns41:value-type="float" table:style-name="TL Data" office:value="3188" office:value-type="float">
            <text:p>3,188</text:p>
          </table:table-cell>
          <table:table-cell ns41:value-type="float" table:style-name="TL Data" office:value="2779" office:value-type="float">
            <text:p>2,779</text:p>
          </table:table-cell>
          <table:table-cell ns41:value-type="float" table:style-name="TL Data" office:value="2495" office:value-type="float">
            <text:p>2,495</text:p>
          </table:table-cell>
          <table:table-cell ns41:value-type="float" table:style-name="TL Data" office:value="1781" office:value-type="float">
            <text:p>1,78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737" office:value-type="float">
            <text:p>14,737</text:p>
          </table:table-cell>
          <table:table-cell ns41:value-type="float" table:style-name="TL Data" office:value="12501" office:value-type="float">
            <text:p>12,501</text:p>
          </table:table-cell>
          <table:table-cell ns41:value-type="float" table:style-name="TL Data" office:value="27238" office:value-type="float">
            <text:p>27,23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63" office:value-type="float">
            <text:p>46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98" office:value-type="float">
            <text:p>89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eenkolen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2862" office:value-type="float">
            <text:p>2,8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24" office:value-type="float">
            <text:p>3,0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32" office:value-type="float">
            <text:p>3,03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6" office:value-type="float">
            <text:p>23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3" office:value-type="float">
            <text:p>60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4" office:value-type="float">
            <text:p>664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1" office:value-type="float">
            <text:p>67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0910" office:value-type="float">
            <text:p>20,910</text:p>
          </table:table-cell>
          <table:table-cell ns41:value-type="float" table:style-name="TL Data" office:value="21269" office:value-type="float">
            <text:p>21,269</text:p>
          </table:table-cell>
          <table:table-cell ns41:value-type="float" table:style-name="TL Data" office:value="2289" office:value-type="float">
            <text:p>2,289</text:p>
          </table:table-cell>
          <table:table-cell ns41:value-type="float" table:style-name="TL Data" office:value="2762" office:value-type="float">
            <text:p>2,762</text:p>
          </table:table-cell>
          <table:table-cell ns41:value-type="float" table:style-name="TL Data" office:value="5166" office:value-type="float">
            <text:p>5,166</text:p>
          </table:table-cell>
          <table:table-cell ns41:value-type="float" table:style-name="TL Data" office:value="7009" office:value-type="float">
            <text:p>7,009</text:p>
          </table:table-cell>
          <table:table-cell ns41:value-type="float" table:style-name="TL Data" office:value="8693" office:value-type="float">
            <text:p>8,693</text:p>
          </table:table-cell>
          <table:table-cell ns41:value-type="float" table:style-name="TL Data" office:value="54845" office:value-type="float">
            <text:p>54,845</text:p>
          </table:table-cell>
          <table:table-cell ns41:value-type="float" table:style-name="TL Data" office:value="37058" office:value-type="float">
            <text:p>37,058</text:p>
          </table:table-cell>
          <table:table-cell ns41:value-type="float" table:style-name="TL Data" office:value="85885" office:value-type="float">
            <text:p>85,885</text:p>
          </table:table-cell>
          <table:table-cell ns41:value-type="float" table:style-name="TL Data" office:value="122943" office:value-type="float">
            <text:p>122,943</text:p>
          </table:table-cell>
          <table:table-cell table:number-columns-repeated="1010"/>
        </table:table-row>
        <table:table-row table:style-name="ro5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 (VERVOLG)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965" office:value-type="float">
            <text:p>29,965</text:p>
          </table:table-cell>
          <table:table-cell ns41:value-type="float" table:style-name="TL Data" office:value="29217" office:value-type="float">
            <text:p>29,217</text:p>
          </table:table-cell>
          <table:table-cell ns41:value-type="float" table:style-name="TL Data" office:value="5790" office:value-type="float">
            <text:p>5,790</text:p>
          </table:table-cell>
          <table:table-cell ns41:value-type="float" table:style-name="TL Data" office:value="5742" office:value-type="float">
            <text:p>5,742</text:p>
          </table:table-cell>
          <table:table-cell ns41:value-type="float" table:style-name="TL Data" office:value="10917" office:value-type="float">
            <text:p>10,917</text:p>
          </table:table-cell>
          <table:table-cell ns41:value-type="float" table:style-name="TL Data" office:value="10551" office:value-type="float">
            <text:p>10,551</text:p>
          </table:table-cell>
          <table:table-cell ns41:value-type="float" table:style-name="TL Data" office:value="75140" office:value-type="float">
            <text:p>75,140</text:p>
          </table:table-cell>
          <table:table-cell ns41:value-type="float" table:style-name="TL Data" office:value="80038" office:value-type="float">
            <text:p>80,038</text:p>
          </table:table-cell>
          <table:table-cell ns41:value-type="float" table:style-name="TL Data" office:value="121812" office:value-type="float">
            <text:p>121,812</text:p>
          </table:table-cell>
          <table:table-cell ns41:value-type="float" table:style-name="TL Data" office:value="125548" office:value-type="float">
            <text:p>125,548</text:p>
          </table:table-cell>
          <table:table-cell ns41:value-type="float" table:style-name="TL Data" office:value="247360" office:value-type="float">
            <text:p>247,36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10" office:value-type="string">
            <text:p>1. De knechts en leerlingen zijn onder de beroepen begrepen.</text:p>
          </table:table-cell>
          <table:table-cell table:style-name="ce21"/>
          <table:table-cell table:style-name="ce27" table:number-columns-repeated="11"/>
          <table:table-cell table:style-name="ce66"/>
          <table:table-cell table:number-columns-repeated="1010"/>
        </table:table-row>
        <table:table-row table:style-name="ro5" table:number-rows-repeated="1047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6" table:default-cell-style-name="Default" table:number-columns-repeated="1021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number-columns-repeated="1021"/>
        </table:table-row>
        <table:table-row table:style-name="ro5">
          <table:table-cell table:style-name="ce81" table:number-columns-repeated="3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ns41:value-type="float" table:style-name="TL Metadata" office:value="4598" office:value-type="float">
            <text:p>45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1" office:value-type="float">
            <text:p>380173004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599" office:value-type="float">
            <text:p>45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2" office:value-type="float">
            <text:p>380173004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0" office:value-type="float">
            <text:p>46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3" office:value-type="float">
            <text:p>380173004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1" office:value-type="float">
            <text:p>46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4" office:value-type="float">
            <text:p>380173004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2" office:value-type="float">
            <text:p>46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5" office:value-type="float">
            <text:p>380173004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3" office:value-type="float">
            <text:p>46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6" office:value-type="float">
            <text:p>380173004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4" office:value-type="float">
            <text:p>46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7" office:value-type="float">
            <text:p>380173004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5" office:value-type="float">
            <text:p>46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8" office:value-type="float">
            <text:p>380173004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6" office:value-type="float">
            <text:p>46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09" office:value-type="float">
            <text:p>380173004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7" office:value-type="float">
            <text:p>46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0" office:value-type="float">
            <text:p>380173004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8" office:value-type="float">
            <text:p>46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1" office:value-type="float">
            <text:p>380173004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09" office:value-type="float">
            <text:p>46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2" office:value-type="float">
            <text:p>380173004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0" office:value-type="float">
            <text:p>46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3" office:value-type="float">
            <text:p>380173004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1" office:value-type="float">
            <text:p>46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4" office:value-type="float">
            <text:p>380173004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2" office:value-type="float">
            <text:p>46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5" office:value-type="float">
            <text:p>380173004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3" office:value-type="float">
            <text:p>46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6" office:value-type="float">
            <text:p>380173004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4" office:value-type="float">
            <text:p>46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7" office:value-type="float">
            <text:p>380173004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5" office:value-type="float">
            <text:p>46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8" office:value-type="float">
            <text:p>380173004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6" office:value-type="float">
            <text:p>46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19" office:value-type="float">
            <text:p>380173004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7" office:value-type="float">
            <text:p>46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0" office:value-type="float">
            <text:p>380173004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8" office:value-type="float">
            <text:p>46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1" office:value-type="float">
            <text:p>380173004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19" office:value-type="float">
            <text:p>46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2" office:value-type="float">
            <text:p>380173004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0" office:value-type="float">
            <text:p>46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3" office:value-type="float">
            <text:p>380173004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1" office:value-type="float">
            <text:p>46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4" office:value-type="float">
            <text:p>380173004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2" office:value-type="float">
            <text:p>46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5" office:value-type="float">
            <text:p>380173004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3" office:value-type="float">
            <text:p>46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6" office:value-type="float">
            <text:p>380173004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4" office:value-type="float">
            <text:p>46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7" office:value-type="float">
            <text:p>380173004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5" office:value-type="float">
            <text:p>46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8" office:value-type="float">
            <text:p>380173004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6" office:value-type="float">
            <text:p>46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29" office:value-type="float">
            <text:p>380173004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7" office:value-type="float">
            <text:p>46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0" office:value-type="float">
            <text:p>380173004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8" office:value-type="float">
            <text:p>46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1" office:value-type="float">
            <text:p>380173004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29" office:value-type="float">
            <text:p>46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2" office:value-type="float">
            <text:p>380173004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0" office:value-type="float">
            <text:p>46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3" office:value-type="float">
            <text:p>380173004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1" office:value-type="float">
            <text:p>46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4" office:value-type="float">
            <text:p>380173004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2" office:value-type="float">
            <text:p>46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5" office:value-type="float">
            <text:p>380173004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3" office:value-type="float">
            <text:p>46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6" office:value-type="float">
            <text:p>380173004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4" office:value-type="float">
            <text:p>46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7" office:value-type="float">
            <text:p>380173004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5" office:value-type="float">
            <text:p>46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8" office:value-type="float">
            <text:p>380173004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6" office:value-type="float">
            <text:p>46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39" office:value-type="float">
            <text:p>380173004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7" office:value-type="float">
            <text:p>46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0" office:value-type="float">
            <text:p>380173004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8" office:value-type="float">
            <text:p>46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1" office:value-type="float">
            <text:p>380173004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39" office:value-type="float">
            <text:p>46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2" office:value-type="float">
            <text:p>380173004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0" office:value-type="float">
            <text:p>46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3" office:value-type="float">
            <text:p>380173004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1" office:value-type="float">
            <text:p>46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4" office:value-type="float">
            <text:p>380173004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2" office:value-type="float">
            <text:p>46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5" office:value-type="float">
            <text:p>380173004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3" office:value-type="float">
            <text:p>46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6" office:value-type="float">
            <text:p>380173004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4" office:value-type="float">
            <text:p>46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7" office:value-type="float">
            <text:p>380173004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5" office:value-type="float">
            <text:p>46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8" office:value-type="float">
            <text:p>380173004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6" office:value-type="float">
            <text:p>46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49" office:value-type="float">
            <text:p>380173004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7" office:value-type="float">
            <text:p>46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50" office:value-type="float">
            <text:p>380173004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8" office:value-type="float">
            <text:p>46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51" office:value-type="float">
            <text:p>380173004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49" office:value-type="float">
            <text:p>46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52" office:value-type="float">
            <text:p>380173004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0" office:value-type="float">
            <text:p>46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401053" office:value-type="float">
            <text:p>380173004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1" office:value-type="float">
            <text:p>46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1" office:value-type="float">
            <text:p>380173004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2" office:value-type="float">
            <text:p>46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2" office:value-type="float">
            <text:p>380173004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3" office:value-type="float">
            <text:p>46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3" office:value-type="float">
            <text:p>380173004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4" office:value-type="float">
            <text:p>46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4" office:value-type="float">
            <text:p>380173004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5" office:value-type="float">
            <text:p>46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5" office:value-type="float">
            <text:p>380173004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6" office:value-type="float">
            <text:p>46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6" office:value-type="float">
            <text:p>380173004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7" office:value-type="float">
            <text:p>46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7" office:value-type="float">
            <text:p>380173004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8" office:value-type="float">
            <text:p>46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8" office:value-type="float">
            <text:p>380173004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59" office:value-type="float">
            <text:p>46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09" office:value-type="float">
            <text:p>380173004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0" office:value-type="float">
            <text:p>46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0" office:value-type="float">
            <text:p>380173004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1" office:value-type="float">
            <text:p>46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1" office:value-type="float">
            <text:p>380173004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2" office:value-type="float">
            <text:p>46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2" office:value-type="float">
            <text:p>380173004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3" office:value-type="float">
            <text:p>46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3" office:value-type="float">
            <text:p>380173004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4" office:value-type="float">
            <text:p>46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4" office:value-type="float">
            <text:p>380173004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5" office:value-type="float">
            <text:p>46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5" office:value-type="float">
            <text:p>380173004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6" office:value-type="float">
            <text:p>46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6" office:value-type="float">
            <text:p>380173004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7" office:value-type="float">
            <text:p>46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7" office:value-type="float">
            <text:p>380173004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8" office:value-type="float">
            <text:p>46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8" office:value-type="float">
            <text:p>380173004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69" office:value-type="float">
            <text:p>46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19" office:value-type="float">
            <text:p>380173004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0" office:value-type="float">
            <text:p>46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0" office:value-type="float">
            <text:p>380173004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1" office:value-type="float">
            <text:p>46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1" office:value-type="float">
            <text:p>380173004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2" office:value-type="float">
            <text:p>46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2" office:value-type="float">
            <text:p>380173004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3" office:value-type="float">
            <text:p>46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3" office:value-type="float">
            <text:p>380173004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4" office:value-type="float">
            <text:p>46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4" office:value-type="float">
            <text:p>380173004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5" office:value-type="float">
            <text:p>46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5" office:value-type="float">
            <text:p>380173004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6" office:value-type="float">
            <text:p>46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6" office:value-type="float">
            <text:p>380173004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7" office:value-type="float">
            <text:p>46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7" office:value-type="float">
            <text:p>380173004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8" office:value-type="float">
            <text:p>46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8" office:value-type="float">
            <text:p>380173004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79" office:value-type="float">
            <text:p>46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29" office:value-type="float">
            <text:p>380173004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0" office:value-type="float">
            <text:p>46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0" office:value-type="float">
            <text:p>380173004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1" office:value-type="float">
            <text:p>46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1" office:value-type="float">
            <text:p>380173004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2" office:value-type="float">
            <text:p>46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2" office:value-type="float">
            <text:p>380173004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3" office:value-type="float">
            <text:p>46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3" office:value-type="float">
            <text:p>380173004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4" office:value-type="float">
            <text:p>46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4" office:value-type="float">
            <text:p>380173004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5" office:value-type="float">
            <text:p>46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5" office:value-type="float">
            <text:p>380173004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6" office:value-type="float">
            <text:p>46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6" office:value-type="float">
            <text:p>380173004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7" office:value-type="float">
            <text:p>46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7" office:value-type="float">
            <text:p>380173004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8" office:value-type="float">
            <text:p>46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8" office:value-type="float">
            <text:p>380173004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89" office:value-type="float">
            <text:p>46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39" office:value-type="float">
            <text:p>380173004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0" office:value-type="float">
            <text:p>46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0" office:value-type="float">
            <text:p>380173004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1" office:value-type="float">
            <text:p>46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1" office:value-type="float">
            <text:p>380173004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2" office:value-type="float">
            <text:p>46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2" office:value-type="float">
            <text:p>380173004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3" office:value-type="float">
            <text:p>46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3" office:value-type="float">
            <text:p>380173004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4" office:value-type="float">
            <text:p>46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4" office:value-type="float">
            <text:p>380173004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5" office:value-type="float">
            <text:p>46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5" office:value-type="float">
            <text:p>380173004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6" office:value-type="float">
            <text:p>46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6" office:value-type="float">
            <text:p>380173004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7" office:value-type="float">
            <text:p>46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7" office:value-type="float">
            <text:p>380173004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8" office:value-type="float">
            <text:p>46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8" office:value-type="float">
            <text:p>380173004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699" office:value-type="float">
            <text:p>46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49" office:value-type="float">
            <text:p>380173004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0" office:value-type="float">
            <text:p>47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50" office:value-type="float">
            <text:p>380173004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1" office:value-type="float">
            <text:p>47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3004501051" office:value-type="float">
            <text:p>380173004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2" office:value-type="float">
            <text:p>47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1" office:value-type="float">
            <text:p>380174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3" office:value-type="float">
            <text:p>47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2" office:value-type="float">
            <text:p>380174004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4" office:value-type="float">
            <text:p>47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3" office:value-type="float">
            <text:p>380174004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5" office:value-type="float">
            <text:p>47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4" office:value-type="float">
            <text:p>380174004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6" office:value-type="float">
            <text:p>47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5" office:value-type="float">
            <text:p>380174004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7" office:value-type="float">
            <text:p>47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6" office:value-type="float">
            <text:p>380174004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8" office:value-type="float">
            <text:p>47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7" office:value-type="float">
            <text:p>380174004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09" office:value-type="float">
            <text:p>47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8" office:value-type="float">
            <text:p>380174004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0" office:value-type="float">
            <text:p>47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09" office:value-type="float">
            <text:p>380174004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1" office:value-type="float">
            <text:p>47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0" office:value-type="float">
            <text:p>380174004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2" office:value-type="float">
            <text:p>47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1" office:value-type="float">
            <text:p>380174004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3" office:value-type="float">
            <text:p>47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2" office:value-type="float">
            <text:p>380174004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4" office:value-type="float">
            <text:p>47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3" office:value-type="float">
            <text:p>380174004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5" office:value-type="float">
            <text:p>47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4" office:value-type="float">
            <text:p>380174004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6" office:value-type="float">
            <text:p>47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5" office:value-type="float">
            <text:p>380174004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7" office:value-type="float">
            <text:p>47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6" office:value-type="float">
            <text:p>380174004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8" office:value-type="float">
            <text:p>47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7" office:value-type="float">
            <text:p>380174004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19" office:value-type="float">
            <text:p>47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8" office:value-type="float">
            <text:p>380174004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0" office:value-type="float">
            <text:p>47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19" office:value-type="float">
            <text:p>380174004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1" office:value-type="float">
            <text:p>47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0" office:value-type="float">
            <text:p>380174004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2" office:value-type="float">
            <text:p>47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1" office:value-type="float">
            <text:p>380174004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3" office:value-type="float">
            <text:p>47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2" office:value-type="float">
            <text:p>380174004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4" office:value-type="float">
            <text:p>47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3" office:value-type="float">
            <text:p>380174004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5" office:value-type="float">
            <text:p>47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4" office:value-type="float">
            <text:p>380174004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6" office:value-type="float">
            <text:p>47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5" office:value-type="float">
            <text:p>380174004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7" office:value-type="float">
            <text:p>47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6" office:value-type="float">
            <text:p>380174004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8" office:value-type="float">
            <text:p>47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7" office:value-type="float">
            <text:p>380174004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29" office:value-type="float">
            <text:p>47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8" office:value-type="float">
            <text:p>380174004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0" office:value-type="float">
            <text:p>47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29" office:value-type="float">
            <text:p>380174004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1" office:value-type="float">
            <text:p>47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0" office:value-type="float">
            <text:p>380174004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2" office:value-type="float">
            <text:p>47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1" office:value-type="float">
            <text:p>380174004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3" office:value-type="float">
            <text:p>47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2" office:value-type="float">
            <text:p>380174004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4" office:value-type="float">
            <text:p>47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3" office:value-type="float">
            <text:p>380174004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5" office:value-type="float">
            <text:p>47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4" office:value-type="float">
            <text:p>380174004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6" office:value-type="float">
            <text:p>47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5" office:value-type="float">
            <text:p>380174004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7" office:value-type="float">
            <text:p>47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6" office:value-type="float">
            <text:p>380174004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8" office:value-type="float">
            <text:p>47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7" office:value-type="float">
            <text:p>380174004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39" office:value-type="float">
            <text:p>47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8" office:value-type="float">
            <text:p>380174004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0" office:value-type="float">
            <text:p>47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39" office:value-type="float">
            <text:p>380174004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1" office:value-type="float">
            <text:p>47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0" office:value-type="float">
            <text:p>380174004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2" office:value-type="float">
            <text:p>47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1" office:value-type="float">
            <text:p>380174004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3" office:value-type="float">
            <text:p>47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2" office:value-type="float">
            <text:p>380174004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4" office:value-type="float">
            <text:p>47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3" office:value-type="float">
            <text:p>380174004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5" office:value-type="float">
            <text:p>47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4" office:value-type="float">
            <text:p>380174004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6" office:value-type="float">
            <text:p>47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5" office:value-type="float">
            <text:p>380174004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7" office:value-type="float">
            <text:p>47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6" office:value-type="float">
            <text:p>380174004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8" office:value-type="float">
            <text:p>47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7" office:value-type="float">
            <text:p>380174004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49" office:value-type="float">
            <text:p>47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8" office:value-type="float">
            <text:p>380174004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0" office:value-type="float">
            <text:p>47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49" office:value-type="float">
            <text:p>380174004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1" office:value-type="float">
            <text:p>47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50" office:value-type="float">
            <text:p>380174004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2" office:value-type="float">
            <text:p>47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51" office:value-type="float">
            <text:p>380174004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3" office:value-type="float">
            <text:p>47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52" office:value-type="float">
            <text:p>380174004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4" office:value-type="float">
            <text:p>47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601053" office:value-type="float">
            <text:p>380174004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5" office:value-type="float">
            <text:p>47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1" office:value-type="float">
            <text:p>380174004701001</text:p>
          </table:table-cell>
          <table:table-cell ns41:value-type="string" table:style-name="TL Metadata" office:value-type="string">
            <text:p>3801740047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6" office:value-type="float">
            <text:p>47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2" office:value-type="float">
            <text:p>380174004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7" office:value-type="float">
            <text:p>47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3" office:value-type="float">
            <text:p>380174004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8" office:value-type="float">
            <text:p>47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4" office:value-type="float">
            <text:p>380174004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59" office:value-type="float">
            <text:p>47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5" office:value-type="float">
            <text:p>380174004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0" office:value-type="float">
            <text:p>47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6" office:value-type="float">
            <text:p>380174004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1" office:value-type="float">
            <text:p>47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7" office:value-type="float">
            <text:p>380174004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2" office:value-type="float">
            <text:p>47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8" office:value-type="float">
            <text:p>380174004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3" office:value-type="float">
            <text:p>47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09" office:value-type="float">
            <text:p>380174004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4" office:value-type="float">
            <text:p>47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0" office:value-type="float">
            <text:p>380174004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5" office:value-type="float">
            <text:p>47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1" office:value-type="float">
            <text:p>380174004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6" office:value-type="float">
            <text:p>47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2" office:value-type="float">
            <text:p>380174004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7" office:value-type="float">
            <text:p>47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3" office:value-type="float">
            <text:p>380174004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8" office:value-type="float">
            <text:p>47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4" office:value-type="float">
            <text:p>380174004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69" office:value-type="float">
            <text:p>47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5" office:value-type="float">
            <text:p>380174004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0" office:value-type="float">
            <text:p>47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6" office:value-type="float">
            <text:p>380174004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1" office:value-type="float">
            <text:p>47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7" office:value-type="float">
            <text:p>380174004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2" office:value-type="float">
            <text:p>47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8" office:value-type="float">
            <text:p>380174004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3" office:value-type="float">
            <text:p>47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19" office:value-type="float">
            <text:p>380174004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4" office:value-type="float">
            <text:p>47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0" office:value-type="float">
            <text:p>380174004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5" office:value-type="float">
            <text:p>47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1" office:value-type="float">
            <text:p>380174004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6" office:value-type="float">
            <text:p>47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2" office:value-type="float">
            <text:p>380174004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7" office:value-type="float">
            <text:p>47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3" office:value-type="float">
            <text:p>380174004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8" office:value-type="float">
            <text:p>47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4" office:value-type="float">
            <text:p>380174004701024</text:p>
          </table:table-cell>
          <table:table-cell ns41:value-type="string" table:style-name="TL Metadata" office:value-type="string">
            <text:p>380174004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79" office:value-type="float">
            <text:p>47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5" office:value-type="float">
            <text:p>380174004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0" office:value-type="float">
            <text:p>47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6" office:value-type="float">
            <text:p>380174004701026</text:p>
          </table:table-cell>
          <table:table-cell ns41:value-type="string" table:style-name="TL Metadata" office:value-type="string">
            <text:p>380174004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1" office:value-type="float">
            <text:p>47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7" office:value-type="float">
            <text:p>380174004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2" office:value-type="float">
            <text:p>47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8" office:value-type="float">
            <text:p>380174004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3" office:value-type="float">
            <text:p>47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29" office:value-type="float">
            <text:p>380174004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4" office:value-type="float">
            <text:p>47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0" office:value-type="float">
            <text:p>380174004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5" office:value-type="float">
            <text:p>47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1" office:value-type="float">
            <text:p>380174004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6" office:value-type="float">
            <text:p>47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2" office:value-type="float">
            <text:p>380174004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7" office:value-type="float">
            <text:p>47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3" office:value-type="float">
            <text:p>380174004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8" office:value-type="float">
            <text:p>47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4" office:value-type="float">
            <text:p>380174004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89" office:value-type="float">
            <text:p>47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5" office:value-type="float">
            <text:p>380174004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0" office:value-type="float">
            <text:p>47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6" office:value-type="float">
            <text:p>380174004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1" office:value-type="float">
            <text:p>47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7" office:value-type="float">
            <text:p>380174004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2" office:value-type="float">
            <text:p>47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8" office:value-type="float">
            <text:p>380174004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3" office:value-type="float">
            <text:p>47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39" office:value-type="float">
            <text:p>380174004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4" office:value-type="float">
            <text:p>47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0" office:value-type="float">
            <text:p>380174004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5" office:value-type="float">
            <text:p>47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1" office:value-type="float">
            <text:p>380174004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6" office:value-type="float">
            <text:p>47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2" office:value-type="float">
            <text:p>380174004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7" office:value-type="float">
            <text:p>47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3" office:value-type="float">
            <text:p>380174004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8" office:value-type="float">
            <text:p>47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4" office:value-type="float">
            <text:p>380174004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799" office:value-type="float">
            <text:p>47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5" office:value-type="float">
            <text:p>380174004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0" office:value-type="float">
            <text:p>48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6" office:value-type="float">
            <text:p>380174004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1" office:value-type="float">
            <text:p>48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7" office:value-type="float">
            <text:p>380174004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2" office:value-type="float">
            <text:p>48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8" office:value-type="float">
            <text:p>380174004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3" office:value-type="float">
            <text:p>48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49" office:value-type="float">
            <text:p>380174004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4" office:value-type="float">
            <text:p>48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4004701050" office:value-type="float">
            <text:p>380174004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5" office:value-type="float">
            <text:p>48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1" office:value-type="float">
            <text:p>380175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6" office:value-type="float">
            <text:p>48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2" office:value-type="float">
            <text:p>380175004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7" office:value-type="float">
            <text:p>48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3" office:value-type="float">
            <text:p>380175004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8" office:value-type="float">
            <text:p>48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4" office:value-type="float">
            <text:p>380175004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09" office:value-type="float">
            <text:p>48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5" office:value-type="float">
            <text:p>380175004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0" office:value-type="float">
            <text:p>48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6" office:value-type="float">
            <text:p>380175004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1" office:value-type="float">
            <text:p>48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7" office:value-type="float">
            <text:p>380175004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2" office:value-type="float">
            <text:p>48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8" office:value-type="float">
            <text:p>380175004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3" office:value-type="float">
            <text:p>48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09" office:value-type="float">
            <text:p>380175004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4" office:value-type="float">
            <text:p>48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0" office:value-type="float">
            <text:p>380175004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5" office:value-type="float">
            <text:p>48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1" office:value-type="float">
            <text:p>380175004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6" office:value-type="float">
            <text:p>48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2" office:value-type="float">
            <text:p>380175004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7" office:value-type="float">
            <text:p>48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3" office:value-type="float">
            <text:p>380175004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8" office:value-type="float">
            <text:p>48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4" office:value-type="float">
            <text:p>380175004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19" office:value-type="float">
            <text:p>48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5" office:value-type="float">
            <text:p>380175004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0" office:value-type="float">
            <text:p>48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6" office:value-type="float">
            <text:p>380175004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1" office:value-type="float">
            <text:p>48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7" office:value-type="float">
            <text:p>380175004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2" office:value-type="float">
            <text:p>48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8" office:value-type="float">
            <text:p>380175004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3" office:value-type="float">
            <text:p>48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19" office:value-type="float">
            <text:p>380175004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4" office:value-type="float">
            <text:p>48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0" office:value-type="float">
            <text:p>380175004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5" office:value-type="float">
            <text:p>48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1" office:value-type="float">
            <text:p>380175004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6" office:value-type="float">
            <text:p>48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2" office:value-type="float">
            <text:p>380175004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7" office:value-type="float">
            <text:p>48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3" office:value-type="float">
            <text:p>380175004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8" office:value-type="float">
            <text:p>48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4" office:value-type="float">
            <text:p>380175004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29" office:value-type="float">
            <text:p>48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5" office:value-type="float">
            <text:p>380175004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0" office:value-type="float">
            <text:p>48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6" office:value-type="float">
            <text:p>380175004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1" office:value-type="float">
            <text:p>48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7" office:value-type="float">
            <text:p>380175004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2" office:value-type="float">
            <text:p>48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8" office:value-type="float">
            <text:p>380175004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3" office:value-type="float">
            <text:p>48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29" office:value-type="float">
            <text:p>380175004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4" office:value-type="float">
            <text:p>48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0" office:value-type="float">
            <text:p>380175004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5" office:value-type="float">
            <text:p>48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1" office:value-type="float">
            <text:p>380175004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6" office:value-type="float">
            <text:p>48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2" office:value-type="float">
            <text:p>380175004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7" office:value-type="float">
            <text:p>48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3" office:value-type="float">
            <text:p>380175004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8" office:value-type="float">
            <text:p>48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4" office:value-type="float">
            <text:p>380175004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39" office:value-type="float">
            <text:p>48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5" office:value-type="float">
            <text:p>380175004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0" office:value-type="float">
            <text:p>48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6" office:value-type="float">
            <text:p>380175004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1" office:value-type="float">
            <text:p>48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7" office:value-type="float">
            <text:p>380175004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2" office:value-type="float">
            <text:p>48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8" office:value-type="float">
            <text:p>380175004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3" office:value-type="float">
            <text:p>48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39" office:value-type="float">
            <text:p>380175004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4" office:value-type="float">
            <text:p>48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0" office:value-type="float">
            <text:p>380175004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5" office:value-type="float">
            <text:p>48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1" office:value-type="float">
            <text:p>380175004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6" office:value-type="float">
            <text:p>48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2" office:value-type="float">
            <text:p>380175004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7" office:value-type="float">
            <text:p>48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3" office:value-type="float">
            <text:p>380175004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8" office:value-type="float">
            <text:p>48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4" office:value-type="float">
            <text:p>380175004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49" office:value-type="float">
            <text:p>48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5" office:value-type="float">
            <text:p>380175004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0" office:value-type="float">
            <text:p>48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6" office:value-type="float">
            <text:p>380175004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1" office:value-type="float">
            <text:p>48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7" office:value-type="float">
            <text:p>380175004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2" office:value-type="float">
            <text:p>48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8" office:value-type="float">
            <text:p>380175004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3" office:value-type="float">
            <text:p>48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49" office:value-type="float">
            <text:p>380175004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4" office:value-type="float">
            <text:p>48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50" office:value-type="float">
            <text:p>380175004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5" office:value-type="float">
            <text:p>48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51" office:value-type="float">
            <text:p>380175004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6" office:value-type="float">
            <text:p>48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52" office:value-type="float">
            <text:p>380175004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7" office:value-type="float">
            <text:p>48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801053" office:value-type="float">
            <text:p>380175004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8" office:value-type="float">
            <text:p>48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1" office:value-type="float">
            <text:p>380175004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59" office:value-type="float">
            <text:p>48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2" office:value-type="float">
            <text:p>380175004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0" office:value-type="float">
            <text:p>48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3" office:value-type="float">
            <text:p>380175004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1" office:value-type="float">
            <text:p>48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4" office:value-type="float">
            <text:p>380175004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2" office:value-type="float">
            <text:p>48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5" office:value-type="float">
            <text:p>380175004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3" office:value-type="float">
            <text:p>48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6" office:value-type="float">
            <text:p>380175004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4" office:value-type="float">
            <text:p>48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7" office:value-type="float">
            <text:p>380175004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5" office:value-type="float">
            <text:p>48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8" office:value-type="float">
            <text:p>380175004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6" office:value-type="float">
            <text:p>48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09" office:value-type="float">
            <text:p>380175004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7" office:value-type="float">
            <text:p>48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0" office:value-type="float">
            <text:p>380175004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8" office:value-type="float">
            <text:p>48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1" office:value-type="float">
            <text:p>380175004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69" office:value-type="float">
            <text:p>48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2" office:value-type="float">
            <text:p>380175004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0" office:value-type="float">
            <text:p>48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3" office:value-type="float">
            <text:p>380175004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1" office:value-type="float">
            <text:p>48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4" office:value-type="float">
            <text:p>380175004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2" office:value-type="float">
            <text:p>48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5" office:value-type="float">
            <text:p>380175004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3" office:value-type="float">
            <text:p>48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6" office:value-type="float">
            <text:p>380175004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4" office:value-type="float">
            <text:p>48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7" office:value-type="float">
            <text:p>380175004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5" office:value-type="float">
            <text:p>48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8" office:value-type="float">
            <text:p>380175004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6" office:value-type="float">
            <text:p>48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19" office:value-type="float">
            <text:p>380175004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7" office:value-type="float">
            <text:p>48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0" office:value-type="float">
            <text:p>380175004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8" office:value-type="float">
            <text:p>48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1" office:value-type="float">
            <text:p>380175004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79" office:value-type="float">
            <text:p>48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2" office:value-type="float">
            <text:p>380175004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0" office:value-type="float">
            <text:p>48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3" office:value-type="float">
            <text:p>380175004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1" office:value-type="float">
            <text:p>48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4" office:value-type="float">
            <text:p>380175004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2" office:value-type="float">
            <text:p>48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5" office:value-type="float">
            <text:p>380175004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3" office:value-type="float">
            <text:p>48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6" office:value-type="float">
            <text:p>380175004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4" office:value-type="float">
            <text:p>48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7" office:value-type="float">
            <text:p>380175004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5" office:value-type="float">
            <text:p>48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8" office:value-type="float">
            <text:p>380175004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6" office:value-type="float">
            <text:p>48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29" office:value-type="float">
            <text:p>380175004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7" office:value-type="float">
            <text:p>48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0" office:value-type="float">
            <text:p>380175004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8" office:value-type="float">
            <text:p>48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1" office:value-type="float">
            <text:p>380175004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89" office:value-type="float">
            <text:p>48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2" office:value-type="float">
            <text:p>380175004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0" office:value-type="float">
            <text:p>48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3" office:value-type="float">
            <text:p>380175004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1" office:value-type="float">
            <text:p>48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4" office:value-type="float">
            <text:p>380175004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2" office:value-type="float">
            <text:p>48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5" office:value-type="float">
            <text:p>380175004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3" office:value-type="float">
            <text:p>48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6" office:value-type="float">
            <text:p>380175004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4" office:value-type="float">
            <text:p>48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7" office:value-type="float">
            <text:p>380175004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5" office:value-type="float">
            <text:p>48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8" office:value-type="float">
            <text:p>380175004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6" office:value-type="float">
            <text:p>48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39" office:value-type="float">
            <text:p>380175004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7" office:value-type="float">
            <text:p>48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5004901040" office:value-type="float">
            <text:p>380175004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8" office:value-type="float">
            <text:p>48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1" office:value-type="float">
            <text:p>380176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899" office:value-type="float">
            <text:p>48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2" office:value-type="float">
            <text:p>380176005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0" office:value-type="float">
            <text:p>49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3" office:value-type="float">
            <text:p>380176005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1" office:value-type="float">
            <text:p>49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4" office:value-type="float">
            <text:p>380176005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2" office:value-type="float">
            <text:p>49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5" office:value-type="float">
            <text:p>380176005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3" office:value-type="float">
            <text:p>49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6" office:value-type="float">
            <text:p>380176005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4" office:value-type="float">
            <text:p>49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7" office:value-type="float">
            <text:p>380176005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5" office:value-type="float">
            <text:p>49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8" office:value-type="float">
            <text:p>380176005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6" office:value-type="float">
            <text:p>49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09" office:value-type="float">
            <text:p>380176005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7" office:value-type="float">
            <text:p>49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0" office:value-type="float">
            <text:p>380176005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8" office:value-type="float">
            <text:p>49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1" office:value-type="float">
            <text:p>380176005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09" office:value-type="float">
            <text:p>49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2" office:value-type="float">
            <text:p>380176005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0" office:value-type="float">
            <text:p>49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3" office:value-type="float">
            <text:p>380176005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1" office:value-type="float">
            <text:p>49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4" office:value-type="float">
            <text:p>380176005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2" office:value-type="float">
            <text:p>49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5" office:value-type="float">
            <text:p>380176005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3" office:value-type="float">
            <text:p>49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6" office:value-type="float">
            <text:p>380176005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4" office:value-type="float">
            <text:p>49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7" office:value-type="float">
            <text:p>380176005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5" office:value-type="float">
            <text:p>49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8" office:value-type="float">
            <text:p>380176005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6" office:value-type="float">
            <text:p>49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19" office:value-type="float">
            <text:p>380176005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7" office:value-type="float">
            <text:p>49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0" office:value-type="float">
            <text:p>380176005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8" office:value-type="float">
            <text:p>49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1" office:value-type="float">
            <text:p>380176005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19" office:value-type="float">
            <text:p>49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2" office:value-type="float">
            <text:p>380176005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0" office:value-type="float">
            <text:p>49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3" office:value-type="float">
            <text:p>380176005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1" office:value-type="float">
            <text:p>49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4" office:value-type="float">
            <text:p>380176005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2" office:value-type="float">
            <text:p>49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5" office:value-type="float">
            <text:p>380176005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3" office:value-type="float">
            <text:p>49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6" office:value-type="float">
            <text:p>380176005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4" office:value-type="float">
            <text:p>49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7" office:value-type="float">
            <text:p>380176005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5" office:value-type="float">
            <text:p>49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8" office:value-type="float">
            <text:p>380176005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6" office:value-type="float">
            <text:p>49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29" office:value-type="float">
            <text:p>380176005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7" office:value-type="float">
            <text:p>49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0" office:value-type="float">
            <text:p>380176005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8" office:value-type="float">
            <text:p>49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1" office:value-type="float">
            <text:p>380176005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29" office:value-type="float">
            <text:p>49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2" office:value-type="float">
            <text:p>380176005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0" office:value-type="float">
            <text:p>49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3" office:value-type="float">
            <text:p>380176005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1" office:value-type="float">
            <text:p>49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4" office:value-type="float">
            <text:p>380176005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2" office:value-type="float">
            <text:p>49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5" office:value-type="float">
            <text:p>380176005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3" office:value-type="float">
            <text:p>49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6" office:value-type="float">
            <text:p>380176005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4" office:value-type="float">
            <text:p>49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7" office:value-type="float">
            <text:p>380176005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5" office:value-type="float">
            <text:p>49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8" office:value-type="float">
            <text:p>380176005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6" office:value-type="float">
            <text:p>49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39" office:value-type="float">
            <text:p>380176005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7" office:value-type="float">
            <text:p>49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0" office:value-type="float">
            <text:p>380176005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8" office:value-type="float">
            <text:p>49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1" office:value-type="float">
            <text:p>380176005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39" office:value-type="float">
            <text:p>49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2" office:value-type="float">
            <text:p>380176005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0" office:value-type="float">
            <text:p>49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3" office:value-type="float">
            <text:p>380176005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1" office:value-type="float">
            <text:p>49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4" office:value-type="float">
            <text:p>380176005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2" office:value-type="float">
            <text:p>49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5" office:value-type="float">
            <text:p>380176005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3" office:value-type="float">
            <text:p>49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6" office:value-type="float">
            <text:p>380176005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4" office:value-type="float">
            <text:p>49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7" office:value-type="float">
            <text:p>380176005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5" office:value-type="float">
            <text:p>49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8" office:value-type="float">
            <text:p>380176005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6" office:value-type="float">
            <text:p>49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49" office:value-type="float">
            <text:p>380176005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7" office:value-type="float">
            <text:p>49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50" office:value-type="float">
            <text:p>380176005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8" office:value-type="float">
            <text:p>49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51" office:value-type="float">
            <text:p>380176005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49" office:value-type="float">
            <text:p>49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52" office:value-type="float">
            <text:p>380176005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0" office:value-type="float">
            <text:p>49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001053" office:value-type="float">
            <text:p>380176005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1" office:value-type="float">
            <text:p>49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1" office:value-type="float">
            <text:p>380176005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2" office:value-type="float">
            <text:p>49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2" office:value-type="float">
            <text:p>380176005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3" office:value-type="float">
            <text:p>49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3" office:value-type="float">
            <text:p>380176005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4" office:value-type="float">
            <text:p>49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4" office:value-type="float">
            <text:p>380176005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5" office:value-type="float">
            <text:p>49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5" office:value-type="float">
            <text:p>380176005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6" office:value-type="float">
            <text:p>49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6" office:value-type="float">
            <text:p>380176005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7" office:value-type="float">
            <text:p>49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7" office:value-type="float">
            <text:p>380176005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8" office:value-type="float">
            <text:p>49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8" office:value-type="float">
            <text:p>380176005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59" office:value-type="float">
            <text:p>49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09" office:value-type="float">
            <text:p>380176005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0" office:value-type="float">
            <text:p>49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0" office:value-type="float">
            <text:p>380176005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1" office:value-type="float">
            <text:p>49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1" office:value-type="float">
            <text:p>380176005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2" office:value-type="float">
            <text:p>49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2" office:value-type="float">
            <text:p>380176005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3" office:value-type="float">
            <text:p>49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3" office:value-type="float">
            <text:p>380176005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4" office:value-type="float">
            <text:p>49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4" office:value-type="float">
            <text:p>380176005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5" office:value-type="float">
            <text:p>49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5" office:value-type="float">
            <text:p>380176005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6" office:value-type="float">
            <text:p>49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6" office:value-type="float">
            <text:p>380176005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7" office:value-type="float">
            <text:p>49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7" office:value-type="float">
            <text:p>380176005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8" office:value-type="float">
            <text:p>49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8" office:value-type="float">
            <text:p>380176005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69" office:value-type="float">
            <text:p>49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19" office:value-type="float">
            <text:p>380176005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0" office:value-type="float">
            <text:p>49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0" office:value-type="float">
            <text:p>380176005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1" office:value-type="float">
            <text:p>49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1" office:value-type="float">
            <text:p>380176005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2" office:value-type="float">
            <text:p>49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2" office:value-type="float">
            <text:p>380176005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3" office:value-type="float">
            <text:p>49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3" office:value-type="float">
            <text:p>380176005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4" office:value-type="float">
            <text:p>49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4" office:value-type="float">
            <text:p>380176005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5" office:value-type="float">
            <text:p>49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5" office:value-type="float">
            <text:p>380176005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6" office:value-type="float">
            <text:p>49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6" office:value-type="float">
            <text:p>380176005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7" office:value-type="float">
            <text:p>49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7" office:value-type="float">
            <text:p>380176005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8" office:value-type="float">
            <text:p>49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8" office:value-type="float">
            <text:p>380176005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79" office:value-type="float">
            <text:p>49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29" office:value-type="float">
            <text:p>380176005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0" office:value-type="float">
            <text:p>49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0" office:value-type="float">
            <text:p>380176005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1" office:value-type="float">
            <text:p>49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1" office:value-type="float">
            <text:p>380176005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2" office:value-type="float">
            <text:p>49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2" office:value-type="float">
            <text:p>380176005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3" office:value-type="float">
            <text:p>49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3" office:value-type="float">
            <text:p>380176005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4" office:value-type="float">
            <text:p>49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4" office:value-type="float">
            <text:p>380176005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5" office:value-type="float">
            <text:p>49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5" office:value-type="float">
            <text:p>380176005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6" office:value-type="float">
            <text:p>49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6" office:value-type="float">
            <text:p>380176005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7" office:value-type="float">
            <text:p>49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7" office:value-type="float">
            <text:p>380176005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8" office:value-type="float">
            <text:p>49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8" office:value-type="float">
            <text:p>380176005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89" office:value-type="float">
            <text:p>49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39" office:value-type="float">
            <text:p>380176005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0" office:value-type="float">
            <text:p>49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0" office:value-type="float">
            <text:p>380176005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1" office:value-type="float">
            <text:p>49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1" office:value-type="float">
            <text:p>380176005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2" office:value-type="float">
            <text:p>49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2" office:value-type="float">
            <text:p>380176005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3" office:value-type="float">
            <text:p>49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3" office:value-type="float">
            <text:p>380176005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4" office:value-type="float">
            <text:p>49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4" office:value-type="float">
            <text:p>380176005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5" office:value-type="float">
            <text:p>49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5" office:value-type="float">
            <text:p>380176005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6" office:value-type="float">
            <text:p>49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6" office:value-type="float">
            <text:p>380176005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7" office:value-type="float">
            <text:p>49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7" office:value-type="float">
            <text:p>380176005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8" office:value-type="float">
            <text:p>49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8" office:value-type="float">
            <text:p>380176005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999" office:value-type="float">
            <text:p>49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49" office:value-type="float">
            <text:p>380176005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0" office:value-type="float">
            <text:p>50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50" office:value-type="float">
            <text:p>380176005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1" office:value-type="float">
            <text:p>50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6005101051" office:value-type="float">
            <text:p>380176005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2" office:value-type="float">
            <text:p>50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1" office:value-type="float">
            <text:p>380177005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3" office:value-type="float">
            <text:p>50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2" office:value-type="float">
            <text:p>380177005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4" office:value-type="float">
            <text:p>50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3" office:value-type="float">
            <text:p>380177005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5" office:value-type="float">
            <text:p>50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4" office:value-type="float">
            <text:p>380177005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6" office:value-type="float">
            <text:p>50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5" office:value-type="float">
            <text:p>380177005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7" office:value-type="float">
            <text:p>50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6" office:value-type="float">
            <text:p>380177005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8" office:value-type="float">
            <text:p>50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7" office:value-type="float">
            <text:p>380177005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09" office:value-type="float">
            <text:p>50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8" office:value-type="float">
            <text:p>380177005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0" office:value-type="float">
            <text:p>50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09" office:value-type="float">
            <text:p>380177005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1" office:value-type="float">
            <text:p>50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0" office:value-type="float">
            <text:p>380177005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2" office:value-type="float">
            <text:p>50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1" office:value-type="float">
            <text:p>380177005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3" office:value-type="float">
            <text:p>50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2" office:value-type="float">
            <text:p>380177005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4" office:value-type="float">
            <text:p>50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3" office:value-type="float">
            <text:p>380177005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5" office:value-type="float">
            <text:p>50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4" office:value-type="float">
            <text:p>380177005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6" office:value-type="float">
            <text:p>50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5" office:value-type="float">
            <text:p>380177005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7" office:value-type="float">
            <text:p>50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6" office:value-type="float">
            <text:p>380177005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8" office:value-type="float">
            <text:p>50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7" office:value-type="float">
            <text:p>380177005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19" office:value-type="float">
            <text:p>50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8" office:value-type="float">
            <text:p>380177005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0" office:value-type="float">
            <text:p>50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19" office:value-type="float">
            <text:p>380177005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1" office:value-type="float">
            <text:p>50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0" office:value-type="float">
            <text:p>380177005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2" office:value-type="float">
            <text:p>50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1" office:value-type="float">
            <text:p>380177005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3" office:value-type="float">
            <text:p>50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2" office:value-type="float">
            <text:p>380177005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4" office:value-type="float">
            <text:p>50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3" office:value-type="float">
            <text:p>380177005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5" office:value-type="float">
            <text:p>50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4" office:value-type="float">
            <text:p>380177005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6" office:value-type="float">
            <text:p>50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5" office:value-type="float">
            <text:p>380177005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7" office:value-type="float">
            <text:p>50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6" office:value-type="float">
            <text:p>380177005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8" office:value-type="float">
            <text:p>50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7" office:value-type="float">
            <text:p>380177005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29" office:value-type="float">
            <text:p>50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8" office:value-type="float">
            <text:p>380177005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0" office:value-type="float">
            <text:p>50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29" office:value-type="float">
            <text:p>380177005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1" office:value-type="float">
            <text:p>50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0" office:value-type="float">
            <text:p>380177005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2" office:value-type="float">
            <text:p>50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1" office:value-type="float">
            <text:p>380177005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3" office:value-type="float">
            <text:p>50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2" office:value-type="float">
            <text:p>380177005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4" office:value-type="float">
            <text:p>50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3" office:value-type="float">
            <text:p>380177005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5" office:value-type="float">
            <text:p>50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4" office:value-type="float">
            <text:p>380177005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6" office:value-type="float">
            <text:p>50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5" office:value-type="float">
            <text:p>380177005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7" office:value-type="float">
            <text:p>50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6" office:value-type="float">
            <text:p>380177005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8" office:value-type="float">
            <text:p>50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7" office:value-type="float">
            <text:p>380177005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39" office:value-type="float">
            <text:p>50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8" office:value-type="float">
            <text:p>380177005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0" office:value-type="float">
            <text:p>50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39" office:value-type="float">
            <text:p>380177005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1" office:value-type="float">
            <text:p>50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0" office:value-type="float">
            <text:p>380177005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2" office:value-type="float">
            <text:p>50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1" office:value-type="float">
            <text:p>380177005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3" office:value-type="float">
            <text:p>50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2" office:value-type="float">
            <text:p>380177005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4" office:value-type="float">
            <text:p>50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3" office:value-type="float">
            <text:p>380177005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5" office:value-type="float">
            <text:p>50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4" office:value-type="float">
            <text:p>380177005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6" office:value-type="float">
            <text:p>50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5" office:value-type="float">
            <text:p>380177005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7" office:value-type="float">
            <text:p>50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6" office:value-type="float">
            <text:p>380177005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8" office:value-type="float">
            <text:p>50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7" office:value-type="float">
            <text:p>380177005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49" office:value-type="float">
            <text:p>50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8" office:value-type="float">
            <text:p>380177005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0" office:value-type="float">
            <text:p>50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49" office:value-type="float">
            <text:p>380177005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1" office:value-type="float">
            <text:p>50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50" office:value-type="float">
            <text:p>380177005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2" office:value-type="float">
            <text:p>50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51" office:value-type="float">
            <text:p>380177005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3" office:value-type="float">
            <text:p>50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52" office:value-type="float">
            <text:p>380177005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4" office:value-type="float">
            <text:p>50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201053" office:value-type="float">
            <text:p>380177005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5" office:value-type="float">
            <text:p>50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1" office:value-type="float">
            <text:p>380177005301001</text:p>
          </table:table-cell>
          <table:table-cell ns41:value-type="string" table:style-name="TL Metadata" office:value-type="string">
            <text:p>3801770053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6" office:value-type="float">
            <text:p>50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2" office:value-type="float">
            <text:p>380177005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7" office:value-type="float">
            <text:p>50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3" office:value-type="float">
            <text:p>380177005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8" office:value-type="float">
            <text:p>50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4" office:value-type="float">
            <text:p>380177005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59" office:value-type="float">
            <text:p>50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5" office:value-type="float">
            <text:p>380177005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0" office:value-type="float">
            <text:p>50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6" office:value-type="float">
            <text:p>380177005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1" office:value-type="float">
            <text:p>50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7" office:value-type="float">
            <text:p>380177005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2" office:value-type="float">
            <text:p>50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8" office:value-type="float">
            <text:p>380177005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3" office:value-type="float">
            <text:p>50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09" office:value-type="float">
            <text:p>380177005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4" office:value-type="float">
            <text:p>50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0" office:value-type="float">
            <text:p>380177005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5" office:value-type="float">
            <text:p>50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1" office:value-type="float">
            <text:p>380177005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6" office:value-type="float">
            <text:p>50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2" office:value-type="float">
            <text:p>380177005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7" office:value-type="float">
            <text:p>50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3" office:value-type="float">
            <text:p>380177005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8" office:value-type="float">
            <text:p>50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4" office:value-type="float">
            <text:p>380177005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69" office:value-type="float">
            <text:p>50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5" office:value-type="float">
            <text:p>380177005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0" office:value-type="float">
            <text:p>50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6" office:value-type="float">
            <text:p>380177005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1" office:value-type="float">
            <text:p>50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7" office:value-type="float">
            <text:p>380177005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2" office:value-type="float">
            <text:p>50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8" office:value-type="float">
            <text:p>380177005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3" office:value-type="float">
            <text:p>50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19" office:value-type="float">
            <text:p>380177005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4" office:value-type="float">
            <text:p>50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0" office:value-type="float">
            <text:p>380177005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5" office:value-type="float">
            <text:p>50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1" office:value-type="float">
            <text:p>380177005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6" office:value-type="float">
            <text:p>50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2" office:value-type="float">
            <text:p>380177005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7" office:value-type="float">
            <text:p>50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3" office:value-type="float">
            <text:p>380177005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8" office:value-type="float">
            <text:p>50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4" office:value-type="float">
            <text:p>380177005301024</text:p>
          </table:table-cell>
          <table:table-cell ns41:value-type="string" table:style-name="TL Metadata" office:value-type="string">
            <text:p>380177005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79" office:value-type="float">
            <text:p>50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5" office:value-type="float">
            <text:p>380177005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0" office:value-type="float">
            <text:p>50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6" office:value-type="float">
            <text:p>380177005301026</text:p>
          </table:table-cell>
          <table:table-cell ns41:value-type="string" table:style-name="TL Metadata" office:value-type="string">
            <text:p>380177005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1" office:value-type="float">
            <text:p>50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7" office:value-type="float">
            <text:p>380177005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2" office:value-type="float">
            <text:p>50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8" office:value-type="float">
            <text:p>380177005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3" office:value-type="float">
            <text:p>50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29" office:value-type="float">
            <text:p>380177005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4" office:value-type="float">
            <text:p>50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0" office:value-type="float">
            <text:p>380177005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5" office:value-type="float">
            <text:p>50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1" office:value-type="float">
            <text:p>380177005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6" office:value-type="float">
            <text:p>50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2" office:value-type="float">
            <text:p>380177005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7" office:value-type="float">
            <text:p>50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3" office:value-type="float">
            <text:p>380177005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8" office:value-type="float">
            <text:p>50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4" office:value-type="float">
            <text:p>380177005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89" office:value-type="float">
            <text:p>50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5" office:value-type="float">
            <text:p>380177005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0" office:value-type="float">
            <text:p>50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6" office:value-type="float">
            <text:p>380177005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1" office:value-type="float">
            <text:p>50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7" office:value-type="float">
            <text:p>380177005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2" office:value-type="float">
            <text:p>50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8" office:value-type="float">
            <text:p>380177005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3" office:value-type="float">
            <text:p>50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39" office:value-type="float">
            <text:p>380177005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4" office:value-type="float">
            <text:p>50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0" office:value-type="float">
            <text:p>380177005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5" office:value-type="float">
            <text:p>50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1" office:value-type="float">
            <text:p>380177005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6" office:value-type="float">
            <text:p>50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2" office:value-type="float">
            <text:p>380177005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7" office:value-type="float">
            <text:p>50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3" office:value-type="float">
            <text:p>380177005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8" office:value-type="float">
            <text:p>50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4" office:value-type="float">
            <text:p>380177005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099" office:value-type="float">
            <text:p>50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5" office:value-type="float">
            <text:p>380177005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0" office:value-type="float">
            <text:p>51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6" office:value-type="float">
            <text:p>380177005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1" office:value-type="float">
            <text:p>51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7" office:value-type="float">
            <text:p>380177005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2" office:value-type="float">
            <text:p>51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8" office:value-type="float">
            <text:p>380177005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3" office:value-type="float">
            <text:p>51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49" office:value-type="float">
            <text:p>380177005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4" office:value-type="float">
            <text:p>51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7005301050" office:value-type="float">
            <text:p>380177005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5" office:value-type="float">
            <text:p>51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1" office:value-type="float">
            <text:p>380178005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6" office:value-type="float">
            <text:p>51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2" office:value-type="float">
            <text:p>380178005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7" office:value-type="float">
            <text:p>51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3" office:value-type="float">
            <text:p>380178005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8" office:value-type="float">
            <text:p>51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4" office:value-type="float">
            <text:p>380178005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09" office:value-type="float">
            <text:p>51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5" office:value-type="float">
            <text:p>380178005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0" office:value-type="float">
            <text:p>51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6" office:value-type="float">
            <text:p>380178005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1" office:value-type="float">
            <text:p>51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7" office:value-type="float">
            <text:p>380178005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2" office:value-type="float">
            <text:p>51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8" office:value-type="float">
            <text:p>380178005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3" office:value-type="float">
            <text:p>51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09" office:value-type="float">
            <text:p>380178005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4" office:value-type="float">
            <text:p>51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0" office:value-type="float">
            <text:p>380178005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5" office:value-type="float">
            <text:p>51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1" office:value-type="float">
            <text:p>380178005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6" office:value-type="float">
            <text:p>51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2" office:value-type="float">
            <text:p>380178005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7" office:value-type="float">
            <text:p>51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3" office:value-type="float">
            <text:p>380178005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8" office:value-type="float">
            <text:p>51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4" office:value-type="float">
            <text:p>380178005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19" office:value-type="float">
            <text:p>51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5" office:value-type="float">
            <text:p>380178005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0" office:value-type="float">
            <text:p>51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6" office:value-type="float">
            <text:p>380178005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1" office:value-type="float">
            <text:p>51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7" office:value-type="float">
            <text:p>380178005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2" office:value-type="float">
            <text:p>51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8" office:value-type="float">
            <text:p>380178005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3" office:value-type="float">
            <text:p>51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19" office:value-type="float">
            <text:p>380178005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4" office:value-type="float">
            <text:p>51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0" office:value-type="float">
            <text:p>380178005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5" office:value-type="float">
            <text:p>51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1" office:value-type="float">
            <text:p>380178005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6" office:value-type="float">
            <text:p>51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2" office:value-type="float">
            <text:p>380178005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7" office:value-type="float">
            <text:p>51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3" office:value-type="float">
            <text:p>380178005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8" office:value-type="float">
            <text:p>51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4" office:value-type="float">
            <text:p>380178005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29" office:value-type="float">
            <text:p>51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5" office:value-type="float">
            <text:p>380178005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0" office:value-type="float">
            <text:p>51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6" office:value-type="float">
            <text:p>380178005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1" office:value-type="float">
            <text:p>51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7" office:value-type="float">
            <text:p>380178005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2" office:value-type="float">
            <text:p>51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8" office:value-type="float">
            <text:p>380178005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3" office:value-type="float">
            <text:p>51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29" office:value-type="float">
            <text:p>380178005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4" office:value-type="float">
            <text:p>51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0" office:value-type="float">
            <text:p>380178005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5" office:value-type="float">
            <text:p>51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1" office:value-type="float">
            <text:p>380178005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6" office:value-type="float">
            <text:p>51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2" office:value-type="float">
            <text:p>380178005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7" office:value-type="float">
            <text:p>51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3" office:value-type="float">
            <text:p>380178005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8" office:value-type="float">
            <text:p>51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4" office:value-type="float">
            <text:p>380178005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39" office:value-type="float">
            <text:p>51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5" office:value-type="float">
            <text:p>380178005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0" office:value-type="float">
            <text:p>51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6" office:value-type="float">
            <text:p>380178005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1" office:value-type="float">
            <text:p>51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7" office:value-type="float">
            <text:p>380178005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2" office:value-type="float">
            <text:p>51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8" office:value-type="float">
            <text:p>380178005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3" office:value-type="float">
            <text:p>51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39" office:value-type="float">
            <text:p>380178005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4" office:value-type="float">
            <text:p>51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0" office:value-type="float">
            <text:p>380178005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5" office:value-type="float">
            <text:p>51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1" office:value-type="float">
            <text:p>380178005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6" office:value-type="float">
            <text:p>51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2" office:value-type="float">
            <text:p>380178005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7" office:value-type="float">
            <text:p>51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3" office:value-type="float">
            <text:p>380178005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8" office:value-type="float">
            <text:p>51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4" office:value-type="float">
            <text:p>380178005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49" office:value-type="float">
            <text:p>51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5" office:value-type="float">
            <text:p>380178005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0" office:value-type="float">
            <text:p>51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6" office:value-type="float">
            <text:p>380178005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1" office:value-type="float">
            <text:p>51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7" office:value-type="float">
            <text:p>380178005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2" office:value-type="float">
            <text:p>51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8" office:value-type="float">
            <text:p>380178005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3" office:value-type="float">
            <text:p>51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49" office:value-type="float">
            <text:p>380178005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4" office:value-type="float">
            <text:p>51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50" office:value-type="float">
            <text:p>380178005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5" office:value-type="float">
            <text:p>51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51" office:value-type="float">
            <text:p>380178005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6" office:value-type="float">
            <text:p>51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52" office:value-type="float">
            <text:p>380178005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7" office:value-type="float">
            <text:p>51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401053" office:value-type="float">
            <text:p>380178005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8" office:value-type="float">
            <text:p>51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1" office:value-type="float">
            <text:p>380178005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59" office:value-type="float">
            <text:p>51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2" office:value-type="float">
            <text:p>380178005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0" office:value-type="float">
            <text:p>51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3" office:value-type="float">
            <text:p>380178005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1" office:value-type="float">
            <text:p>51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4" office:value-type="float">
            <text:p>380178005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2" office:value-type="float">
            <text:p>51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5" office:value-type="float">
            <text:p>380178005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3" office:value-type="float">
            <text:p>51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6" office:value-type="float">
            <text:p>380178005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4" office:value-type="float">
            <text:p>51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7" office:value-type="float">
            <text:p>380178005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5" office:value-type="float">
            <text:p>51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8" office:value-type="float">
            <text:p>380178005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6" office:value-type="float">
            <text:p>51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09" office:value-type="float">
            <text:p>380178005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7" office:value-type="float">
            <text:p>51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0" office:value-type="float">
            <text:p>380178005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8" office:value-type="float">
            <text:p>51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1" office:value-type="float">
            <text:p>380178005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69" office:value-type="float">
            <text:p>51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2" office:value-type="float">
            <text:p>380178005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0" office:value-type="float">
            <text:p>51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3" office:value-type="float">
            <text:p>380178005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1" office:value-type="float">
            <text:p>51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4" office:value-type="float">
            <text:p>380178005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2" office:value-type="float">
            <text:p>51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5" office:value-type="float">
            <text:p>380178005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3" office:value-type="float">
            <text:p>51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6" office:value-type="float">
            <text:p>380178005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4" office:value-type="float">
            <text:p>51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7" office:value-type="float">
            <text:p>380178005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5" office:value-type="float">
            <text:p>51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8" office:value-type="float">
            <text:p>380178005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6" office:value-type="float">
            <text:p>51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19" office:value-type="float">
            <text:p>380178005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7" office:value-type="float">
            <text:p>51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0" office:value-type="float">
            <text:p>380178005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8" office:value-type="float">
            <text:p>51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1" office:value-type="float">
            <text:p>380178005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79" office:value-type="float">
            <text:p>51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2" office:value-type="float">
            <text:p>380178005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0" office:value-type="float">
            <text:p>51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3" office:value-type="float">
            <text:p>380178005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1" office:value-type="float">
            <text:p>51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4" office:value-type="float">
            <text:p>380178005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2" office:value-type="float">
            <text:p>51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5" office:value-type="float">
            <text:p>380178005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3" office:value-type="float">
            <text:p>51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6" office:value-type="float">
            <text:p>380178005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4" office:value-type="float">
            <text:p>51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7" office:value-type="float">
            <text:p>380178005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5" office:value-type="float">
            <text:p>51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8" office:value-type="float">
            <text:p>380178005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6" office:value-type="float">
            <text:p>51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29" office:value-type="float">
            <text:p>380178005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7" office:value-type="float">
            <text:p>51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0" office:value-type="float">
            <text:p>380178005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8" office:value-type="float">
            <text:p>51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1" office:value-type="float">
            <text:p>380178005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89" office:value-type="float">
            <text:p>51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2" office:value-type="float">
            <text:p>380178005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0" office:value-type="float">
            <text:p>51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3" office:value-type="float">
            <text:p>380178005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1" office:value-type="float">
            <text:p>51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4" office:value-type="float">
            <text:p>380178005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2" office:value-type="float">
            <text:p>51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5" office:value-type="float">
            <text:p>380178005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3" office:value-type="float">
            <text:p>51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6" office:value-type="float">
            <text:p>380178005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4" office:value-type="float">
            <text:p>51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7" office:value-type="float">
            <text:p>380178005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5" office:value-type="float">
            <text:p>51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8" office:value-type="float">
            <text:p>380178005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6" office:value-type="float">
            <text:p>51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39" office:value-type="float">
            <text:p>380178005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7" office:value-type="float">
            <text:p>51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8005501040" office:value-type="float">
            <text:p>380178005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8" office:value-type="float">
            <text:p>51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1" office:value-type="float">
            <text:p>380179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199" office:value-type="float">
            <text:p>51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2" office:value-type="float">
            <text:p>380179005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0" office:value-type="float">
            <text:p>52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3" office:value-type="float">
            <text:p>380179005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1" office:value-type="float">
            <text:p>52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4" office:value-type="float">
            <text:p>380179005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2" office:value-type="float">
            <text:p>52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5" office:value-type="float">
            <text:p>380179005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3" office:value-type="float">
            <text:p>52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6" office:value-type="float">
            <text:p>380179005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4" office:value-type="float">
            <text:p>52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7" office:value-type="float">
            <text:p>380179005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5" office:value-type="float">
            <text:p>52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8" office:value-type="float">
            <text:p>380179005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6" office:value-type="float">
            <text:p>52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09" office:value-type="float">
            <text:p>380179005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7" office:value-type="float">
            <text:p>52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0" office:value-type="float">
            <text:p>380179005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8" office:value-type="float">
            <text:p>52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1" office:value-type="float">
            <text:p>380179005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09" office:value-type="float">
            <text:p>52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2" office:value-type="float">
            <text:p>380179005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0" office:value-type="float">
            <text:p>52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3" office:value-type="float">
            <text:p>380179005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1" office:value-type="float">
            <text:p>52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4" office:value-type="float">
            <text:p>380179005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2" office:value-type="float">
            <text:p>52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5" office:value-type="float">
            <text:p>380179005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3" office:value-type="float">
            <text:p>52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6" office:value-type="float">
            <text:p>380179005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4" office:value-type="float">
            <text:p>52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7" office:value-type="float">
            <text:p>380179005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5" office:value-type="float">
            <text:p>52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8" office:value-type="float">
            <text:p>380179005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6" office:value-type="float">
            <text:p>52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19" office:value-type="float">
            <text:p>380179005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7" office:value-type="float">
            <text:p>52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0" office:value-type="float">
            <text:p>380179005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8" office:value-type="float">
            <text:p>52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1" office:value-type="float">
            <text:p>380179005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19" office:value-type="float">
            <text:p>52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2" office:value-type="float">
            <text:p>380179005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0" office:value-type="float">
            <text:p>52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3" office:value-type="float">
            <text:p>380179005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1" office:value-type="float">
            <text:p>52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4" office:value-type="float">
            <text:p>380179005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2" office:value-type="float">
            <text:p>52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5" office:value-type="float">
            <text:p>380179005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3" office:value-type="float">
            <text:p>52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6" office:value-type="float">
            <text:p>380179005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4" office:value-type="float">
            <text:p>52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7" office:value-type="float">
            <text:p>380179005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5" office:value-type="float">
            <text:p>52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8" office:value-type="float">
            <text:p>380179005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6" office:value-type="float">
            <text:p>52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29" office:value-type="float">
            <text:p>380179005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7" office:value-type="float">
            <text:p>52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0" office:value-type="float">
            <text:p>380179005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8" office:value-type="float">
            <text:p>52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1" office:value-type="float">
            <text:p>380179005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29" office:value-type="float">
            <text:p>52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2" office:value-type="float">
            <text:p>380179005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0" office:value-type="float">
            <text:p>52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3" office:value-type="float">
            <text:p>380179005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1" office:value-type="float">
            <text:p>52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4" office:value-type="float">
            <text:p>380179005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2" office:value-type="float">
            <text:p>52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5" office:value-type="float">
            <text:p>380179005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3" office:value-type="float">
            <text:p>52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6" office:value-type="float">
            <text:p>380179005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4" office:value-type="float">
            <text:p>52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7" office:value-type="float">
            <text:p>380179005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5" office:value-type="float">
            <text:p>52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8" office:value-type="float">
            <text:p>380179005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6" office:value-type="float">
            <text:p>52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39" office:value-type="float">
            <text:p>380179005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7" office:value-type="float">
            <text:p>52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0" office:value-type="float">
            <text:p>380179005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8" office:value-type="float">
            <text:p>52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1" office:value-type="float">
            <text:p>380179005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39" office:value-type="float">
            <text:p>52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2" office:value-type="float">
            <text:p>380179005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0" office:value-type="float">
            <text:p>52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3" office:value-type="float">
            <text:p>380179005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1" office:value-type="float">
            <text:p>52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4" office:value-type="float">
            <text:p>380179005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2" office:value-type="float">
            <text:p>52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5" office:value-type="float">
            <text:p>380179005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3" office:value-type="float">
            <text:p>52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6" office:value-type="float">
            <text:p>380179005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4" office:value-type="float">
            <text:p>52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7" office:value-type="float">
            <text:p>380179005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5" office:value-type="float">
            <text:p>52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8" office:value-type="float">
            <text:p>380179005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6" office:value-type="float">
            <text:p>52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49" office:value-type="float">
            <text:p>380179005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7" office:value-type="float">
            <text:p>52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50" office:value-type="float">
            <text:p>380179005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8" office:value-type="float">
            <text:p>52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51" office:value-type="float">
            <text:p>380179005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49" office:value-type="float">
            <text:p>52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52" office:value-type="float">
            <text:p>380179005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0" office:value-type="float">
            <text:p>52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601053" office:value-type="float">
            <text:p>380179005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1" office:value-type="float">
            <text:p>52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1" office:value-type="float">
            <text:p>380179005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2" office:value-type="float">
            <text:p>52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2" office:value-type="float">
            <text:p>380179005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3" office:value-type="float">
            <text:p>52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3" office:value-type="float">
            <text:p>380179005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4" office:value-type="float">
            <text:p>52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4" office:value-type="float">
            <text:p>380179005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5" office:value-type="float">
            <text:p>52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5" office:value-type="float">
            <text:p>380179005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6" office:value-type="float">
            <text:p>52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6" office:value-type="float">
            <text:p>380179005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7" office:value-type="float">
            <text:p>52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7" office:value-type="float">
            <text:p>380179005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8" office:value-type="float">
            <text:p>52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8" office:value-type="float">
            <text:p>380179005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59" office:value-type="float">
            <text:p>52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09" office:value-type="float">
            <text:p>380179005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0" office:value-type="float">
            <text:p>52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0" office:value-type="float">
            <text:p>380179005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1" office:value-type="float">
            <text:p>52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1" office:value-type="float">
            <text:p>380179005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2" office:value-type="float">
            <text:p>52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2" office:value-type="float">
            <text:p>380179005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3" office:value-type="float">
            <text:p>52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3" office:value-type="float">
            <text:p>380179005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4" office:value-type="float">
            <text:p>52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4" office:value-type="float">
            <text:p>380179005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5" office:value-type="float">
            <text:p>52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5" office:value-type="float">
            <text:p>380179005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6" office:value-type="float">
            <text:p>52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6" office:value-type="float">
            <text:p>380179005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7" office:value-type="float">
            <text:p>52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7" office:value-type="float">
            <text:p>380179005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8" office:value-type="float">
            <text:p>52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8" office:value-type="float">
            <text:p>380179005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69" office:value-type="float">
            <text:p>52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19" office:value-type="float">
            <text:p>380179005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0" office:value-type="float">
            <text:p>52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0" office:value-type="float">
            <text:p>380179005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1" office:value-type="float">
            <text:p>52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1" office:value-type="float">
            <text:p>380179005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2" office:value-type="float">
            <text:p>52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2" office:value-type="float">
            <text:p>380179005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3" office:value-type="float">
            <text:p>52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3" office:value-type="float">
            <text:p>380179005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4" office:value-type="float">
            <text:p>52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4" office:value-type="float">
            <text:p>380179005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5" office:value-type="float">
            <text:p>52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5" office:value-type="float">
            <text:p>380179005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6" office:value-type="float">
            <text:p>52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6" office:value-type="float">
            <text:p>380179005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7" office:value-type="float">
            <text:p>52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7" office:value-type="float">
            <text:p>380179005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8" office:value-type="float">
            <text:p>52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8" office:value-type="float">
            <text:p>380179005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79" office:value-type="float">
            <text:p>52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29" office:value-type="float">
            <text:p>380179005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0" office:value-type="float">
            <text:p>52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0" office:value-type="float">
            <text:p>380179005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1" office:value-type="float">
            <text:p>52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1" office:value-type="float">
            <text:p>380179005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2" office:value-type="float">
            <text:p>52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2" office:value-type="float">
            <text:p>380179005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3" office:value-type="float">
            <text:p>52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3" office:value-type="float">
            <text:p>380179005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4" office:value-type="float">
            <text:p>52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4" office:value-type="float">
            <text:p>380179005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5" office:value-type="float">
            <text:p>52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5" office:value-type="float">
            <text:p>380179005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6" office:value-type="float">
            <text:p>52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6" office:value-type="float">
            <text:p>380179005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7" office:value-type="float">
            <text:p>52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7" office:value-type="float">
            <text:p>380179005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8" office:value-type="float">
            <text:p>52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8" office:value-type="float">
            <text:p>380179005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89" office:value-type="float">
            <text:p>52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39" office:value-type="float">
            <text:p>380179005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0" office:value-type="float">
            <text:p>52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0" office:value-type="float">
            <text:p>380179005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1" office:value-type="float">
            <text:p>52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1" office:value-type="float">
            <text:p>380179005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2" office:value-type="float">
            <text:p>52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2" office:value-type="float">
            <text:p>380179005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3" office:value-type="float">
            <text:p>52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3" office:value-type="float">
            <text:p>380179005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4" office:value-type="float">
            <text:p>52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4" office:value-type="float">
            <text:p>380179005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5" office:value-type="float">
            <text:p>52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5" office:value-type="float">
            <text:p>380179005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6" office:value-type="float">
            <text:p>52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6" office:value-type="float">
            <text:p>380179005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7" office:value-type="float">
            <text:p>52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7" office:value-type="float">
            <text:p>380179005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8" office:value-type="float">
            <text:p>52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8" office:value-type="float">
            <text:p>380179005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299" office:value-type="float">
            <text:p>52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49" office:value-type="float">
            <text:p>380179005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0" office:value-type="float">
            <text:p>53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50" office:value-type="float">
            <text:p>380179005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1" office:value-type="float">
            <text:p>53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79005701051" office:value-type="float">
            <text:p>380179005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2" office:value-type="float">
            <text:p>53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1" office:value-type="float">
            <text:p>380180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3" office:value-type="float">
            <text:p>53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2" office:value-type="float">
            <text:p>380180005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4" office:value-type="float">
            <text:p>53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3" office:value-type="float">
            <text:p>380180005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5" office:value-type="float">
            <text:p>53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4" office:value-type="float">
            <text:p>380180005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6" office:value-type="float">
            <text:p>53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5" office:value-type="float">
            <text:p>380180005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7" office:value-type="float">
            <text:p>53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6" office:value-type="float">
            <text:p>380180005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8" office:value-type="float">
            <text:p>53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7" office:value-type="float">
            <text:p>380180005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09" office:value-type="float">
            <text:p>53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8" office:value-type="float">
            <text:p>380180005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0" office:value-type="float">
            <text:p>53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09" office:value-type="float">
            <text:p>380180005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1" office:value-type="float">
            <text:p>53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0" office:value-type="float">
            <text:p>380180005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2" office:value-type="float">
            <text:p>53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1" office:value-type="float">
            <text:p>380180005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3" office:value-type="float">
            <text:p>53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2" office:value-type="float">
            <text:p>380180005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4" office:value-type="float">
            <text:p>53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3" office:value-type="float">
            <text:p>380180005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5" office:value-type="float">
            <text:p>53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4" office:value-type="float">
            <text:p>380180005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6" office:value-type="float">
            <text:p>53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5" office:value-type="float">
            <text:p>380180005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7" office:value-type="float">
            <text:p>53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6" office:value-type="float">
            <text:p>380180005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8" office:value-type="float">
            <text:p>53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7" office:value-type="float">
            <text:p>380180005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19" office:value-type="float">
            <text:p>53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8" office:value-type="float">
            <text:p>380180005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0" office:value-type="float">
            <text:p>53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19" office:value-type="float">
            <text:p>380180005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1" office:value-type="float">
            <text:p>53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0" office:value-type="float">
            <text:p>380180005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2" office:value-type="float">
            <text:p>53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1" office:value-type="float">
            <text:p>380180005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3" office:value-type="float">
            <text:p>53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2" office:value-type="float">
            <text:p>380180005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4" office:value-type="float">
            <text:p>53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3" office:value-type="float">
            <text:p>380180005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5" office:value-type="float">
            <text:p>53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4" office:value-type="float">
            <text:p>380180005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6" office:value-type="float">
            <text:p>53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5" office:value-type="float">
            <text:p>380180005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7" office:value-type="float">
            <text:p>53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6" office:value-type="float">
            <text:p>380180005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8" office:value-type="float">
            <text:p>53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7" office:value-type="float">
            <text:p>380180005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29" office:value-type="float">
            <text:p>53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8" office:value-type="float">
            <text:p>380180005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0" office:value-type="float">
            <text:p>53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29" office:value-type="float">
            <text:p>380180005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1" office:value-type="float">
            <text:p>53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0" office:value-type="float">
            <text:p>380180005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2" office:value-type="float">
            <text:p>53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1" office:value-type="float">
            <text:p>380180005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3" office:value-type="float">
            <text:p>53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2" office:value-type="float">
            <text:p>380180005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4" office:value-type="float">
            <text:p>53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3" office:value-type="float">
            <text:p>380180005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5" office:value-type="float">
            <text:p>53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4" office:value-type="float">
            <text:p>380180005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6" office:value-type="float">
            <text:p>53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5" office:value-type="float">
            <text:p>380180005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7" office:value-type="float">
            <text:p>53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6" office:value-type="float">
            <text:p>380180005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8" office:value-type="float">
            <text:p>53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7" office:value-type="float">
            <text:p>380180005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39" office:value-type="float">
            <text:p>53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8" office:value-type="float">
            <text:p>380180005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0" office:value-type="float">
            <text:p>53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39" office:value-type="float">
            <text:p>380180005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1" office:value-type="float">
            <text:p>53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0" office:value-type="float">
            <text:p>380180005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2" office:value-type="float">
            <text:p>53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1" office:value-type="float">
            <text:p>380180005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3" office:value-type="float">
            <text:p>53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2" office:value-type="float">
            <text:p>380180005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4" office:value-type="float">
            <text:p>53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3" office:value-type="float">
            <text:p>380180005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5" office:value-type="float">
            <text:p>53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4" office:value-type="float">
            <text:p>380180005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6" office:value-type="float">
            <text:p>53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5" office:value-type="float">
            <text:p>380180005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7" office:value-type="float">
            <text:p>53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6" office:value-type="float">
            <text:p>380180005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8" office:value-type="float">
            <text:p>53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7" office:value-type="float">
            <text:p>380180005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49" office:value-type="float">
            <text:p>53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8" office:value-type="float">
            <text:p>380180005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0" office:value-type="float">
            <text:p>53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49" office:value-type="float">
            <text:p>380180005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1" office:value-type="float">
            <text:p>53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50" office:value-type="float">
            <text:p>380180005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2" office:value-type="float">
            <text:p>53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51" office:value-type="float">
            <text:p>380180005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3" office:value-type="float">
            <text:p>53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52" office:value-type="float">
            <text:p>380180005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4" office:value-type="float">
            <text:p>53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801053" office:value-type="float">
            <text:p>380180005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5" office:value-type="float">
            <text:p>53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1" office:value-type="float">
            <text:p>380180005901001</text:p>
          </table:table-cell>
          <table:table-cell ns41:value-type="string" table:style-name="TL Metadata" office:value-type="string">
            <text:p>380180005901001* <text:s/>Hieronder begrepen de fabrijkanten van katoen, hennip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6" office:value-type="float">
            <text:p>53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2" office:value-type="float">
            <text:p>380180005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7" office:value-type="float">
            <text:p>53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3" office:value-type="float">
            <text:p>380180005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8" office:value-type="float">
            <text:p>53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4" office:value-type="float">
            <text:p>380180005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59" office:value-type="float">
            <text:p>53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5" office:value-type="float">
            <text:p>380180005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0" office:value-type="float">
            <text:p>53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6" office:value-type="float">
            <text:p>380180005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1" office:value-type="float">
            <text:p>53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7" office:value-type="float">
            <text:p>380180005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2" office:value-type="float">
            <text:p>53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8" office:value-type="float">
            <text:p>380180005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3" office:value-type="float">
            <text:p>53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09" office:value-type="float">
            <text:p>380180005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4" office:value-type="float">
            <text:p>53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0" office:value-type="float">
            <text:p>380180005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5" office:value-type="float">
            <text:p>53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1" office:value-type="float">
            <text:p>380180005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6" office:value-type="float">
            <text:p>53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2" office:value-type="float">
            <text:p>380180005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7" office:value-type="float">
            <text:p>53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3" office:value-type="float">
            <text:p>380180005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8" office:value-type="float">
            <text:p>53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4" office:value-type="float">
            <text:p>380180005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69" office:value-type="float">
            <text:p>53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5" office:value-type="float">
            <text:p>380180005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0" office:value-type="float">
            <text:p>53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6" office:value-type="float">
            <text:p>380180005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1" office:value-type="float">
            <text:p>53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7" office:value-type="float">
            <text:p>380180005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2" office:value-type="float">
            <text:p>53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8" office:value-type="float">
            <text:p>380180005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3" office:value-type="float">
            <text:p>53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19" office:value-type="float">
            <text:p>380180005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4" office:value-type="float">
            <text:p>53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0" office:value-type="float">
            <text:p>380180005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5" office:value-type="float">
            <text:p>53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1" office:value-type="float">
            <text:p>380180005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6" office:value-type="float">
            <text:p>53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2" office:value-type="float">
            <text:p>380180005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7" office:value-type="float">
            <text:p>53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3" office:value-type="float">
            <text:p>380180005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8" office:value-type="float">
            <text:p>53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4" office:value-type="float">
            <text:p>380180005901024</text:p>
          </table:table-cell>
          <table:table-cell ns41:value-type="string" table:style-name="TL Metadata" office:value-type="string">
            <text:p>380180005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79" office:value-type="float">
            <text:p>53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5" office:value-type="float">
            <text:p>380180005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0" office:value-type="float">
            <text:p>53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6" office:value-type="float">
            <text:p>380180005901026</text:p>
          </table:table-cell>
          <table:table-cell ns41:value-type="string" table:style-name="TL Metadata" office:value-type="string">
            <text:p>380180005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1" office:value-type="float">
            <text:p>53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7" office:value-type="float">
            <text:p>380180005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2" office:value-type="float">
            <text:p>53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8" office:value-type="float">
            <text:p>380180005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3" office:value-type="float">
            <text:p>53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29" office:value-type="float">
            <text:p>380180005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4" office:value-type="float">
            <text:p>53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0" office:value-type="float">
            <text:p>380180005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5" office:value-type="float">
            <text:p>53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1" office:value-type="float">
            <text:p>380180005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6" office:value-type="float">
            <text:p>53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2" office:value-type="float">
            <text:p>380180005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7" office:value-type="float">
            <text:p>53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3" office:value-type="float">
            <text:p>380180005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8" office:value-type="float">
            <text:p>53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4" office:value-type="float">
            <text:p>380180005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89" office:value-type="float">
            <text:p>53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5" office:value-type="float">
            <text:p>380180005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0" office:value-type="float">
            <text:p>53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6" office:value-type="float">
            <text:p>380180005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1" office:value-type="float">
            <text:p>53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7" office:value-type="float">
            <text:p>380180005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2" office:value-type="float">
            <text:p>53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8" office:value-type="float">
            <text:p>380180005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3" office:value-type="float">
            <text:p>53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39" office:value-type="float">
            <text:p>380180005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4" office:value-type="float">
            <text:p>53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0" office:value-type="float">
            <text:p>380180005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5" office:value-type="float">
            <text:p>53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1" office:value-type="float">
            <text:p>380180005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6" office:value-type="float">
            <text:p>53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2" office:value-type="float">
            <text:p>380180005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7" office:value-type="float">
            <text:p>53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3" office:value-type="float">
            <text:p>380180005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8" office:value-type="float">
            <text:p>53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4" office:value-type="float">
            <text:p>380180005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399" office:value-type="float">
            <text:p>53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5" office:value-type="float">
            <text:p>380180005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0" office:value-type="float">
            <text:p>54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6" office:value-type="float">
            <text:p>380180005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1" office:value-type="float">
            <text:p>54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7" office:value-type="float">
            <text:p>380180005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2" office:value-type="float">
            <text:p>54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8" office:value-type="float">
            <text:p>380180005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3" office:value-type="float">
            <text:p>54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49" office:value-type="float">
            <text:p>380180005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4" office:value-type="float">
            <text:p>54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0005901050" office:value-type="float">
            <text:p>380180005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5" office:value-type="float">
            <text:p>54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1" office:value-type="float">
            <text:p>380181006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6" office:value-type="float">
            <text:p>54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2" office:value-type="float">
            <text:p>380181006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7" office:value-type="float">
            <text:p>54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3" office:value-type="float">
            <text:p>380181006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8" office:value-type="float">
            <text:p>54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4" office:value-type="float">
            <text:p>380181006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09" office:value-type="float">
            <text:p>54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5" office:value-type="float">
            <text:p>380181006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0" office:value-type="float">
            <text:p>54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6" office:value-type="float">
            <text:p>380181006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1" office:value-type="float">
            <text:p>54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7" office:value-type="float">
            <text:p>380181006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2" office:value-type="float">
            <text:p>54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8" office:value-type="float">
            <text:p>380181006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3" office:value-type="float">
            <text:p>54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09" office:value-type="float">
            <text:p>380181006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4" office:value-type="float">
            <text:p>54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0" office:value-type="float">
            <text:p>380181006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5" office:value-type="float">
            <text:p>54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1" office:value-type="float">
            <text:p>380181006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6" office:value-type="float">
            <text:p>54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2" office:value-type="float">
            <text:p>380181006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7" office:value-type="float">
            <text:p>54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3" office:value-type="float">
            <text:p>380181006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8" office:value-type="float">
            <text:p>54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4" office:value-type="float">
            <text:p>380181006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19" office:value-type="float">
            <text:p>54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5" office:value-type="float">
            <text:p>380181006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0" office:value-type="float">
            <text:p>54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6" office:value-type="float">
            <text:p>380181006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1" office:value-type="float">
            <text:p>54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7" office:value-type="float">
            <text:p>380181006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2" office:value-type="float">
            <text:p>54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8" office:value-type="float">
            <text:p>380181006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3" office:value-type="float">
            <text:p>54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19" office:value-type="float">
            <text:p>380181006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4" office:value-type="float">
            <text:p>54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0" office:value-type="float">
            <text:p>380181006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5" office:value-type="float">
            <text:p>54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1" office:value-type="float">
            <text:p>380181006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6" office:value-type="float">
            <text:p>54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2" office:value-type="float">
            <text:p>380181006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7" office:value-type="float">
            <text:p>54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3" office:value-type="float">
            <text:p>380181006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8" office:value-type="float">
            <text:p>54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4" office:value-type="float">
            <text:p>380181006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29" office:value-type="float">
            <text:p>54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5" office:value-type="float">
            <text:p>380181006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0" office:value-type="float">
            <text:p>54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6" office:value-type="float">
            <text:p>380181006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1" office:value-type="float">
            <text:p>54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7" office:value-type="float">
            <text:p>380181006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2" office:value-type="float">
            <text:p>54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8" office:value-type="float">
            <text:p>380181006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3" office:value-type="float">
            <text:p>54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29" office:value-type="float">
            <text:p>380181006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4" office:value-type="float">
            <text:p>54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0" office:value-type="float">
            <text:p>380181006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5" office:value-type="float">
            <text:p>54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1" office:value-type="float">
            <text:p>380181006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6" office:value-type="float">
            <text:p>54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2" office:value-type="float">
            <text:p>380181006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7" office:value-type="float">
            <text:p>54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3" office:value-type="float">
            <text:p>380181006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8" office:value-type="float">
            <text:p>54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4" office:value-type="float">
            <text:p>380181006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39" office:value-type="float">
            <text:p>54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5" office:value-type="float">
            <text:p>380181006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0" office:value-type="float">
            <text:p>54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6" office:value-type="float">
            <text:p>380181006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1" office:value-type="float">
            <text:p>54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7" office:value-type="float">
            <text:p>380181006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2" office:value-type="float">
            <text:p>54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8" office:value-type="float">
            <text:p>380181006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3" office:value-type="float">
            <text:p>54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39" office:value-type="float">
            <text:p>380181006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4" office:value-type="float">
            <text:p>54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0" office:value-type="float">
            <text:p>380181006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5" office:value-type="float">
            <text:p>54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1" office:value-type="float">
            <text:p>380181006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6" office:value-type="float">
            <text:p>54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2" office:value-type="float">
            <text:p>380181006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7" office:value-type="float">
            <text:p>54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3" office:value-type="float">
            <text:p>380181006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8" office:value-type="float">
            <text:p>54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4" office:value-type="float">
            <text:p>380181006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49" office:value-type="float">
            <text:p>54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5" office:value-type="float">
            <text:p>380181006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0" office:value-type="float">
            <text:p>54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6" office:value-type="float">
            <text:p>380181006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1" office:value-type="float">
            <text:p>54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7" office:value-type="float">
            <text:p>380181006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2" office:value-type="float">
            <text:p>54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8" office:value-type="float">
            <text:p>380181006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3" office:value-type="float">
            <text:p>54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49" office:value-type="float">
            <text:p>380181006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4" office:value-type="float">
            <text:p>54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50" office:value-type="float">
            <text:p>380181006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5" office:value-type="float">
            <text:p>54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51" office:value-type="float">
            <text:p>380181006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6" office:value-type="float">
            <text:p>54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52" office:value-type="float">
            <text:p>380181006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7" office:value-type="float">
            <text:p>54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001053" office:value-type="float">
            <text:p>380181006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8" office:value-type="float">
            <text:p>54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1" office:value-type="float">
            <text:p>380181006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59" office:value-type="float">
            <text:p>54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2" office:value-type="float">
            <text:p>380181006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0" office:value-type="float">
            <text:p>54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3" office:value-type="float">
            <text:p>380181006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1" office:value-type="float">
            <text:p>54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4" office:value-type="float">
            <text:p>380181006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2" office:value-type="float">
            <text:p>54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5" office:value-type="float">
            <text:p>380181006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3" office:value-type="float">
            <text:p>54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6" office:value-type="float">
            <text:p>380181006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4" office:value-type="float">
            <text:p>54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7" office:value-type="float">
            <text:p>380181006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5" office:value-type="float">
            <text:p>54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8" office:value-type="float">
            <text:p>380181006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6" office:value-type="float">
            <text:p>54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09" office:value-type="float">
            <text:p>380181006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7" office:value-type="float">
            <text:p>54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0" office:value-type="float">
            <text:p>380181006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8" office:value-type="float">
            <text:p>54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1" office:value-type="float">
            <text:p>380181006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69" office:value-type="float">
            <text:p>54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2" office:value-type="float">
            <text:p>380181006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0" office:value-type="float">
            <text:p>54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3" office:value-type="float">
            <text:p>380181006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1" office:value-type="float">
            <text:p>54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4" office:value-type="float">
            <text:p>380181006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2" office:value-type="float">
            <text:p>54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5" office:value-type="float">
            <text:p>380181006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3" office:value-type="float">
            <text:p>54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6" office:value-type="float">
            <text:p>380181006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4" office:value-type="float">
            <text:p>54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7" office:value-type="float">
            <text:p>380181006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5" office:value-type="float">
            <text:p>54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8" office:value-type="float">
            <text:p>380181006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6" office:value-type="float">
            <text:p>54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19" office:value-type="float">
            <text:p>380181006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7" office:value-type="float">
            <text:p>54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0" office:value-type="float">
            <text:p>380181006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8" office:value-type="float">
            <text:p>54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1" office:value-type="float">
            <text:p>380181006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79" office:value-type="float">
            <text:p>54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2" office:value-type="float">
            <text:p>380181006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0" office:value-type="float">
            <text:p>54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3" office:value-type="float">
            <text:p>380181006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1" office:value-type="float">
            <text:p>54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4" office:value-type="float">
            <text:p>380181006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2" office:value-type="float">
            <text:p>54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5" office:value-type="float">
            <text:p>380181006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3" office:value-type="float">
            <text:p>54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6" office:value-type="float">
            <text:p>380181006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4" office:value-type="float">
            <text:p>54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7" office:value-type="float">
            <text:p>380181006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5" office:value-type="float">
            <text:p>54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8" office:value-type="float">
            <text:p>380181006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6" office:value-type="float">
            <text:p>54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29" office:value-type="float">
            <text:p>380181006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7" office:value-type="float">
            <text:p>54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0" office:value-type="float">
            <text:p>380181006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8" office:value-type="float">
            <text:p>54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1" office:value-type="float">
            <text:p>380181006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89" office:value-type="float">
            <text:p>54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2" office:value-type="float">
            <text:p>380181006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0" office:value-type="float">
            <text:p>54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3" office:value-type="float">
            <text:p>380181006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1" office:value-type="float">
            <text:p>54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4" office:value-type="float">
            <text:p>380181006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2" office:value-type="float">
            <text:p>54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5" office:value-type="float">
            <text:p>380181006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3" office:value-type="float">
            <text:p>54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6" office:value-type="float">
            <text:p>380181006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4" office:value-type="float">
            <text:p>54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7" office:value-type="float">
            <text:p>380181006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5" office:value-type="float">
            <text:p>54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8" office:value-type="float">
            <text:p>380181006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6" office:value-type="float">
            <text:p>54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39" office:value-type="float">
            <text:p>380181006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7" office:value-type="float">
            <text:p>54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1006101040" office:value-type="float">
            <text:p>380181006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8" office:value-type="float">
            <text:p>54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1" office:value-type="float">
            <text:p>380182006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499" office:value-type="float">
            <text:p>54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2" office:value-type="float">
            <text:p>380182006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0" office:value-type="float">
            <text:p>55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3" office:value-type="float">
            <text:p>380182006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1" office:value-type="float">
            <text:p>55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4" office:value-type="float">
            <text:p>380182006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2" office:value-type="float">
            <text:p>55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5" office:value-type="float">
            <text:p>380182006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3" office:value-type="float">
            <text:p>55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6" office:value-type="float">
            <text:p>380182006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4" office:value-type="float">
            <text:p>55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7" office:value-type="float">
            <text:p>380182006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5" office:value-type="float">
            <text:p>55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8" office:value-type="float">
            <text:p>380182006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6" office:value-type="float">
            <text:p>55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09" office:value-type="float">
            <text:p>380182006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7" office:value-type="float">
            <text:p>55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0" office:value-type="float">
            <text:p>380182006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8" office:value-type="float">
            <text:p>55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1" office:value-type="float">
            <text:p>380182006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09" office:value-type="float">
            <text:p>55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2" office:value-type="float">
            <text:p>380182006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0" office:value-type="float">
            <text:p>55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3" office:value-type="float">
            <text:p>380182006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1" office:value-type="float">
            <text:p>55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4" office:value-type="float">
            <text:p>380182006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2" office:value-type="float">
            <text:p>55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5" office:value-type="float">
            <text:p>380182006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3" office:value-type="float">
            <text:p>55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6" office:value-type="float">
            <text:p>380182006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4" office:value-type="float">
            <text:p>55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7" office:value-type="float">
            <text:p>380182006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5" office:value-type="float">
            <text:p>55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8" office:value-type="float">
            <text:p>380182006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6" office:value-type="float">
            <text:p>55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19" office:value-type="float">
            <text:p>380182006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7" office:value-type="float">
            <text:p>55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0" office:value-type="float">
            <text:p>380182006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8" office:value-type="float">
            <text:p>55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1" office:value-type="float">
            <text:p>380182006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19" office:value-type="float">
            <text:p>55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2" office:value-type="float">
            <text:p>380182006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0" office:value-type="float">
            <text:p>55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3" office:value-type="float">
            <text:p>380182006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1" office:value-type="float">
            <text:p>55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4" office:value-type="float">
            <text:p>380182006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2" office:value-type="float">
            <text:p>55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5" office:value-type="float">
            <text:p>380182006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3" office:value-type="float">
            <text:p>55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6" office:value-type="float">
            <text:p>380182006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4" office:value-type="float">
            <text:p>55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7" office:value-type="float">
            <text:p>380182006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5" office:value-type="float">
            <text:p>55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8" office:value-type="float">
            <text:p>380182006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6" office:value-type="float">
            <text:p>55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29" office:value-type="float">
            <text:p>380182006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7" office:value-type="float">
            <text:p>55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0" office:value-type="float">
            <text:p>380182006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8" office:value-type="float">
            <text:p>55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1" office:value-type="float">
            <text:p>380182006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29" office:value-type="float">
            <text:p>55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2" office:value-type="float">
            <text:p>380182006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0" office:value-type="float">
            <text:p>55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3" office:value-type="float">
            <text:p>380182006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1" office:value-type="float">
            <text:p>55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4" office:value-type="float">
            <text:p>380182006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2" office:value-type="float">
            <text:p>55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5" office:value-type="float">
            <text:p>380182006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3" office:value-type="float">
            <text:p>55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6" office:value-type="float">
            <text:p>380182006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4" office:value-type="float">
            <text:p>55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7" office:value-type="float">
            <text:p>380182006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5" office:value-type="float">
            <text:p>55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8" office:value-type="float">
            <text:p>380182006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6" office:value-type="float">
            <text:p>55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39" office:value-type="float">
            <text:p>380182006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7" office:value-type="float">
            <text:p>55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0" office:value-type="float">
            <text:p>380182006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8" office:value-type="float">
            <text:p>55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1" office:value-type="float">
            <text:p>380182006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39" office:value-type="float">
            <text:p>55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2" office:value-type="float">
            <text:p>380182006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0" office:value-type="float">
            <text:p>55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3" office:value-type="float">
            <text:p>380182006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1" office:value-type="float">
            <text:p>55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4" office:value-type="float">
            <text:p>380182006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2" office:value-type="float">
            <text:p>55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5" office:value-type="float">
            <text:p>380182006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3" office:value-type="float">
            <text:p>55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6" office:value-type="float">
            <text:p>380182006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4" office:value-type="float">
            <text:p>55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7" office:value-type="float">
            <text:p>380182006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5" office:value-type="float">
            <text:p>55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8" office:value-type="float">
            <text:p>380182006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6" office:value-type="float">
            <text:p>55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49" office:value-type="float">
            <text:p>380182006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7" office:value-type="float">
            <text:p>55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50" office:value-type="float">
            <text:p>380182006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8" office:value-type="float">
            <text:p>55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51" office:value-type="float">
            <text:p>380182006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49" office:value-type="float">
            <text:p>55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52" office:value-type="float">
            <text:p>380182006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0" office:value-type="float">
            <text:p>55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201053" office:value-type="float">
            <text:p>380182006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1" office:value-type="float">
            <text:p>55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1" office:value-type="float">
            <text:p>380182006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2" office:value-type="float">
            <text:p>55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2" office:value-type="float">
            <text:p>380182006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3" office:value-type="float">
            <text:p>55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3" office:value-type="float">
            <text:p>380182006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4" office:value-type="float">
            <text:p>55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4" office:value-type="float">
            <text:p>380182006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5" office:value-type="float">
            <text:p>55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5" office:value-type="float">
            <text:p>380182006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6" office:value-type="float">
            <text:p>55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6" office:value-type="float">
            <text:p>380182006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7" office:value-type="float">
            <text:p>55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7" office:value-type="float">
            <text:p>380182006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8" office:value-type="float">
            <text:p>55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8" office:value-type="float">
            <text:p>380182006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59" office:value-type="float">
            <text:p>55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09" office:value-type="float">
            <text:p>380182006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0" office:value-type="float">
            <text:p>55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0" office:value-type="float">
            <text:p>380182006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1" office:value-type="float">
            <text:p>55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1" office:value-type="float">
            <text:p>380182006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2" office:value-type="float">
            <text:p>55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2" office:value-type="float">
            <text:p>380182006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3" office:value-type="float">
            <text:p>55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3" office:value-type="float">
            <text:p>380182006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4" office:value-type="float">
            <text:p>55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4" office:value-type="float">
            <text:p>380182006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5" office:value-type="float">
            <text:p>55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5" office:value-type="float">
            <text:p>380182006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6" office:value-type="float">
            <text:p>55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6" office:value-type="float">
            <text:p>380182006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7" office:value-type="float">
            <text:p>55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7" office:value-type="float">
            <text:p>380182006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8" office:value-type="float">
            <text:p>55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8" office:value-type="float">
            <text:p>380182006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69" office:value-type="float">
            <text:p>55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19" office:value-type="float">
            <text:p>380182006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0" office:value-type="float">
            <text:p>55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0" office:value-type="float">
            <text:p>380182006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1" office:value-type="float">
            <text:p>55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1" office:value-type="float">
            <text:p>380182006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2" office:value-type="float">
            <text:p>55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2" office:value-type="float">
            <text:p>380182006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3" office:value-type="float">
            <text:p>55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3" office:value-type="float">
            <text:p>380182006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4" office:value-type="float">
            <text:p>55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4" office:value-type="float">
            <text:p>380182006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5" office:value-type="float">
            <text:p>55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5" office:value-type="float">
            <text:p>380182006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6" office:value-type="float">
            <text:p>55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6" office:value-type="float">
            <text:p>380182006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7" office:value-type="float">
            <text:p>55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7" office:value-type="float">
            <text:p>380182006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8" office:value-type="float">
            <text:p>55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8" office:value-type="float">
            <text:p>380182006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79" office:value-type="float">
            <text:p>55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29" office:value-type="float">
            <text:p>380182006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0" office:value-type="float">
            <text:p>55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0" office:value-type="float">
            <text:p>380182006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1" office:value-type="float">
            <text:p>55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1" office:value-type="float">
            <text:p>380182006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2" office:value-type="float">
            <text:p>55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2" office:value-type="float">
            <text:p>380182006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3" office:value-type="float">
            <text:p>55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3" office:value-type="float">
            <text:p>380182006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4" office:value-type="float">
            <text:p>55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4" office:value-type="float">
            <text:p>380182006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5" office:value-type="float">
            <text:p>55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5" office:value-type="float">
            <text:p>380182006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6" office:value-type="float">
            <text:p>55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6" office:value-type="float">
            <text:p>380182006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7" office:value-type="float">
            <text:p>55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7" office:value-type="float">
            <text:p>380182006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8" office:value-type="float">
            <text:p>55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8" office:value-type="float">
            <text:p>380182006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89" office:value-type="float">
            <text:p>55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39" office:value-type="float">
            <text:p>380182006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0" office:value-type="float">
            <text:p>55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0" office:value-type="float">
            <text:p>380182006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1" office:value-type="float">
            <text:p>55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1" office:value-type="float">
            <text:p>380182006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2" office:value-type="float">
            <text:p>55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2" office:value-type="float">
            <text:p>380182006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3" office:value-type="float">
            <text:p>55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3" office:value-type="float">
            <text:p>380182006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4" office:value-type="float">
            <text:p>55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4" office:value-type="float">
            <text:p>380182006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5" office:value-type="float">
            <text:p>55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5" office:value-type="float">
            <text:p>380182006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6" office:value-type="float">
            <text:p>55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6" office:value-type="float">
            <text:p>380182006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7" office:value-type="float">
            <text:p>55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7" office:value-type="float">
            <text:p>380182006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8" office:value-type="float">
            <text:p>55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8" office:value-type="float">
            <text:p>380182006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599" office:value-type="float">
            <text:p>55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49" office:value-type="float">
            <text:p>380182006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0" office:value-type="float">
            <text:p>56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50" office:value-type="float">
            <text:p>380182006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1" office:value-type="float">
            <text:p>56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2006301051" office:value-type="float">
            <text:p>380182006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2" office:value-type="float">
            <text:p>56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1" office:value-type="float">
            <text:p>380183006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3" office:value-type="float">
            <text:p>56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2" office:value-type="float">
            <text:p>380183006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4" office:value-type="float">
            <text:p>56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3" office:value-type="float">
            <text:p>380183006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5" office:value-type="float">
            <text:p>56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4" office:value-type="float">
            <text:p>380183006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6" office:value-type="float">
            <text:p>56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5" office:value-type="float">
            <text:p>380183006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7" office:value-type="float">
            <text:p>56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6" office:value-type="float">
            <text:p>380183006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8" office:value-type="float">
            <text:p>56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7" office:value-type="float">
            <text:p>380183006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09" office:value-type="float">
            <text:p>56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8" office:value-type="float">
            <text:p>380183006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0" office:value-type="float">
            <text:p>56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09" office:value-type="float">
            <text:p>380183006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1" office:value-type="float">
            <text:p>56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0" office:value-type="float">
            <text:p>380183006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2" office:value-type="float">
            <text:p>56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1" office:value-type="float">
            <text:p>380183006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3" office:value-type="float">
            <text:p>56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2" office:value-type="float">
            <text:p>380183006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4" office:value-type="float">
            <text:p>56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3" office:value-type="float">
            <text:p>380183006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5" office:value-type="float">
            <text:p>56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4" office:value-type="float">
            <text:p>380183006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6" office:value-type="float">
            <text:p>56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5" office:value-type="float">
            <text:p>380183006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7" office:value-type="float">
            <text:p>56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6" office:value-type="float">
            <text:p>380183006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8" office:value-type="float">
            <text:p>56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7" office:value-type="float">
            <text:p>380183006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19" office:value-type="float">
            <text:p>56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8" office:value-type="float">
            <text:p>380183006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0" office:value-type="float">
            <text:p>56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19" office:value-type="float">
            <text:p>380183006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1" office:value-type="float">
            <text:p>56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0" office:value-type="float">
            <text:p>380183006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2" office:value-type="float">
            <text:p>56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1" office:value-type="float">
            <text:p>380183006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3" office:value-type="float">
            <text:p>56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2" office:value-type="float">
            <text:p>380183006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4" office:value-type="float">
            <text:p>56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3" office:value-type="float">
            <text:p>380183006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5" office:value-type="float">
            <text:p>56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4" office:value-type="float">
            <text:p>380183006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6" office:value-type="float">
            <text:p>56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5" office:value-type="float">
            <text:p>380183006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7" office:value-type="float">
            <text:p>56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6" office:value-type="float">
            <text:p>380183006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8" office:value-type="float">
            <text:p>56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7" office:value-type="float">
            <text:p>380183006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29" office:value-type="float">
            <text:p>56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8" office:value-type="float">
            <text:p>380183006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0" office:value-type="float">
            <text:p>56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29" office:value-type="float">
            <text:p>380183006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1" office:value-type="float">
            <text:p>56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0" office:value-type="float">
            <text:p>380183006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2" office:value-type="float">
            <text:p>56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1" office:value-type="float">
            <text:p>380183006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3" office:value-type="float">
            <text:p>56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2" office:value-type="float">
            <text:p>380183006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4" office:value-type="float">
            <text:p>56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3" office:value-type="float">
            <text:p>380183006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5" office:value-type="float">
            <text:p>56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4" office:value-type="float">
            <text:p>380183006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6" office:value-type="float">
            <text:p>56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5" office:value-type="float">
            <text:p>380183006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7" office:value-type="float">
            <text:p>56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6" office:value-type="float">
            <text:p>380183006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8" office:value-type="float">
            <text:p>56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7" office:value-type="float">
            <text:p>380183006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39" office:value-type="float">
            <text:p>56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8" office:value-type="float">
            <text:p>380183006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0" office:value-type="float">
            <text:p>56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39" office:value-type="float">
            <text:p>380183006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1" office:value-type="float">
            <text:p>56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0" office:value-type="float">
            <text:p>380183006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2" office:value-type="float">
            <text:p>56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1" office:value-type="float">
            <text:p>380183006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3" office:value-type="float">
            <text:p>56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2" office:value-type="float">
            <text:p>380183006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4" office:value-type="float">
            <text:p>56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3" office:value-type="float">
            <text:p>380183006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5" office:value-type="float">
            <text:p>56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4" office:value-type="float">
            <text:p>380183006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6" office:value-type="float">
            <text:p>56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5" office:value-type="float">
            <text:p>380183006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7" office:value-type="float">
            <text:p>56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6" office:value-type="float">
            <text:p>380183006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8" office:value-type="float">
            <text:p>56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7" office:value-type="float">
            <text:p>380183006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49" office:value-type="float">
            <text:p>56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8" office:value-type="float">
            <text:p>380183006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0" office:value-type="float">
            <text:p>56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49" office:value-type="float">
            <text:p>380183006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1" office:value-type="float">
            <text:p>56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50" office:value-type="float">
            <text:p>380183006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2" office:value-type="float">
            <text:p>56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51" office:value-type="float">
            <text:p>380183006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3" office:value-type="float">
            <text:p>56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52" office:value-type="float">
            <text:p>380183006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4" office:value-type="float">
            <text:p>56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401053" office:value-type="float">
            <text:p>380183006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5" office:value-type="float">
            <text:p>56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1" office:value-type="float">
            <text:p>380183006501001</text:p>
          </table:table-cell>
          <table:table-cell ns41:value-type="string" table:style-name="TL Metadata" office:value-type="string">
            <text:p>380183006501001* <text:s/>Hieronder begrepen de fabrijkanten van katoen, hennip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6" office:value-type="float">
            <text:p>56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2" office:value-type="float">
            <text:p>380183006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7" office:value-type="float">
            <text:p>56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3" office:value-type="float">
            <text:p>380183006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8" office:value-type="float">
            <text:p>56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4" office:value-type="float">
            <text:p>380183006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59" office:value-type="float">
            <text:p>56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5" office:value-type="float">
            <text:p>380183006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0" office:value-type="float">
            <text:p>56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6" office:value-type="float">
            <text:p>380183006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1" office:value-type="float">
            <text:p>56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7" office:value-type="float">
            <text:p>380183006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2" office:value-type="float">
            <text:p>56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8" office:value-type="float">
            <text:p>380183006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3" office:value-type="float">
            <text:p>56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09" office:value-type="float">
            <text:p>380183006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4" office:value-type="float">
            <text:p>56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0" office:value-type="float">
            <text:p>380183006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5" office:value-type="float">
            <text:p>56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1" office:value-type="float">
            <text:p>380183006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6" office:value-type="float">
            <text:p>56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2" office:value-type="float">
            <text:p>380183006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7" office:value-type="float">
            <text:p>56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3" office:value-type="float">
            <text:p>380183006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8" office:value-type="float">
            <text:p>56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4" office:value-type="float">
            <text:p>380183006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69" office:value-type="float">
            <text:p>56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5" office:value-type="float">
            <text:p>380183006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0" office:value-type="float">
            <text:p>56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6" office:value-type="float">
            <text:p>380183006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1" office:value-type="float">
            <text:p>56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7" office:value-type="float">
            <text:p>380183006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2" office:value-type="float">
            <text:p>56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8" office:value-type="float">
            <text:p>380183006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3" office:value-type="float">
            <text:p>56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19" office:value-type="float">
            <text:p>380183006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4" office:value-type="float">
            <text:p>56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0" office:value-type="float">
            <text:p>380183006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5" office:value-type="float">
            <text:p>56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1" office:value-type="float">
            <text:p>380183006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6" office:value-type="float">
            <text:p>56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2" office:value-type="float">
            <text:p>380183006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7" office:value-type="float">
            <text:p>56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3" office:value-type="float">
            <text:p>380183006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8" office:value-type="float">
            <text:p>56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4" office:value-type="float">
            <text:p>380183006501024</text:p>
          </table:table-cell>
          <table:table-cell ns41:value-type="string" table:style-name="TL Metadata" office:value-type="string">
            <text:p>380183006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79" office:value-type="float">
            <text:p>56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5" office:value-type="float">
            <text:p>380183006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0" office:value-type="float">
            <text:p>56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6" office:value-type="float">
            <text:p>380183006501026</text:p>
          </table:table-cell>
          <table:table-cell ns41:value-type="string" table:style-name="TL Metadata" office:value-type="string">
            <text:p>380183006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1" office:value-type="float">
            <text:p>56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7" office:value-type="float">
            <text:p>380183006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2" office:value-type="float">
            <text:p>56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8" office:value-type="float">
            <text:p>380183006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3" office:value-type="float">
            <text:p>56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29" office:value-type="float">
            <text:p>380183006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4" office:value-type="float">
            <text:p>56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0" office:value-type="float">
            <text:p>380183006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5" office:value-type="float">
            <text:p>56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1" office:value-type="float">
            <text:p>380183006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6" office:value-type="float">
            <text:p>56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2" office:value-type="float">
            <text:p>380183006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7" office:value-type="float">
            <text:p>56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3" office:value-type="float">
            <text:p>380183006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8" office:value-type="float">
            <text:p>56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4" office:value-type="float">
            <text:p>380183006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89" office:value-type="float">
            <text:p>56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5" office:value-type="float">
            <text:p>380183006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0" office:value-type="float">
            <text:p>56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6" office:value-type="float">
            <text:p>380183006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1" office:value-type="float">
            <text:p>56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7" office:value-type="float">
            <text:p>380183006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2" office:value-type="float">
            <text:p>56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8" office:value-type="float">
            <text:p>380183006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3" office:value-type="float">
            <text:p>56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39" office:value-type="float">
            <text:p>380183006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4" office:value-type="float">
            <text:p>56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0" office:value-type="float">
            <text:p>380183006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5" office:value-type="float">
            <text:p>56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1" office:value-type="float">
            <text:p>380183006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6" office:value-type="float">
            <text:p>56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2" office:value-type="float">
            <text:p>380183006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7" office:value-type="float">
            <text:p>56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3" office:value-type="float">
            <text:p>380183006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8" office:value-type="float">
            <text:p>56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4" office:value-type="float">
            <text:p>380183006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699" office:value-type="float">
            <text:p>56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5" office:value-type="float">
            <text:p>380183006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0" office:value-type="float">
            <text:p>57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6" office:value-type="float">
            <text:p>380183006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1" office:value-type="float">
            <text:p>57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7" office:value-type="float">
            <text:p>380183006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2" office:value-type="float">
            <text:p>57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8" office:value-type="float">
            <text:p>380183006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3" office:value-type="float">
            <text:p>57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49" office:value-type="float">
            <text:p>380183006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4" office:value-type="float">
            <text:p>57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3006501050" office:value-type="float">
            <text:p>380183006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5" office:value-type="float">
            <text:p>57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1" office:value-type="float">
            <text:p>380184006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6" office:value-type="float">
            <text:p>57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2" office:value-type="float">
            <text:p>380184006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7" office:value-type="float">
            <text:p>57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3" office:value-type="float">
            <text:p>380184006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8" office:value-type="float">
            <text:p>57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4" office:value-type="float">
            <text:p>380184006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09" office:value-type="float">
            <text:p>57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5" office:value-type="float">
            <text:p>380184006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0" office:value-type="float">
            <text:p>57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6" office:value-type="float">
            <text:p>380184006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1" office:value-type="float">
            <text:p>57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7" office:value-type="float">
            <text:p>380184006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2" office:value-type="float">
            <text:p>57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8" office:value-type="float">
            <text:p>380184006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3" office:value-type="float">
            <text:p>57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09" office:value-type="float">
            <text:p>380184006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4" office:value-type="float">
            <text:p>57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0" office:value-type="float">
            <text:p>380184006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5" office:value-type="float">
            <text:p>57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1" office:value-type="float">
            <text:p>380184006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6" office:value-type="float">
            <text:p>57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2" office:value-type="float">
            <text:p>380184006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7" office:value-type="float">
            <text:p>57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3" office:value-type="float">
            <text:p>380184006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8" office:value-type="float">
            <text:p>57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4" office:value-type="float">
            <text:p>380184006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19" office:value-type="float">
            <text:p>57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5" office:value-type="float">
            <text:p>380184006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0" office:value-type="float">
            <text:p>57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6" office:value-type="float">
            <text:p>380184006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1" office:value-type="float">
            <text:p>57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7" office:value-type="float">
            <text:p>380184006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2" office:value-type="float">
            <text:p>57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8" office:value-type="float">
            <text:p>380184006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3" office:value-type="float">
            <text:p>57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19" office:value-type="float">
            <text:p>380184006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4" office:value-type="float">
            <text:p>57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0" office:value-type="float">
            <text:p>380184006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5" office:value-type="float">
            <text:p>57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1" office:value-type="float">
            <text:p>380184006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6" office:value-type="float">
            <text:p>57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2" office:value-type="float">
            <text:p>380184006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7" office:value-type="float">
            <text:p>57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3" office:value-type="float">
            <text:p>380184006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8" office:value-type="float">
            <text:p>57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4" office:value-type="float">
            <text:p>380184006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29" office:value-type="float">
            <text:p>57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5" office:value-type="float">
            <text:p>380184006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0" office:value-type="float">
            <text:p>57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6" office:value-type="float">
            <text:p>380184006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1" office:value-type="float">
            <text:p>57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7" office:value-type="float">
            <text:p>380184006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2" office:value-type="float">
            <text:p>57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8" office:value-type="float">
            <text:p>380184006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3" office:value-type="float">
            <text:p>57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29" office:value-type="float">
            <text:p>380184006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4" office:value-type="float">
            <text:p>57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0" office:value-type="float">
            <text:p>380184006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5" office:value-type="float">
            <text:p>57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1" office:value-type="float">
            <text:p>380184006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6" office:value-type="float">
            <text:p>57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2" office:value-type="float">
            <text:p>380184006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7" office:value-type="float">
            <text:p>57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3" office:value-type="float">
            <text:p>380184006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8" office:value-type="float">
            <text:p>57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4" office:value-type="float">
            <text:p>380184006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39" office:value-type="float">
            <text:p>57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5" office:value-type="float">
            <text:p>380184006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0" office:value-type="float">
            <text:p>57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6" office:value-type="float">
            <text:p>380184006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1" office:value-type="float">
            <text:p>57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7" office:value-type="float">
            <text:p>380184006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2" office:value-type="float">
            <text:p>57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8" office:value-type="float">
            <text:p>380184006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3" office:value-type="float">
            <text:p>57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39" office:value-type="float">
            <text:p>380184006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4" office:value-type="float">
            <text:p>57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0" office:value-type="float">
            <text:p>380184006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5" office:value-type="float">
            <text:p>57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1" office:value-type="float">
            <text:p>380184006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6" office:value-type="float">
            <text:p>57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2" office:value-type="float">
            <text:p>380184006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7" office:value-type="float">
            <text:p>57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3" office:value-type="float">
            <text:p>380184006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8" office:value-type="float">
            <text:p>57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4" office:value-type="float">
            <text:p>380184006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49" office:value-type="float">
            <text:p>57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5" office:value-type="float">
            <text:p>380184006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0" office:value-type="float">
            <text:p>57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6" office:value-type="float">
            <text:p>380184006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1" office:value-type="float">
            <text:p>57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7" office:value-type="float">
            <text:p>380184006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2" office:value-type="float">
            <text:p>57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8" office:value-type="float">
            <text:p>380184006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3" office:value-type="float">
            <text:p>57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49" office:value-type="float">
            <text:p>380184006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4" office:value-type="float">
            <text:p>57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50" office:value-type="float">
            <text:p>380184006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5" office:value-type="float">
            <text:p>57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51" office:value-type="float">
            <text:p>380184006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6" office:value-type="float">
            <text:p>57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52" office:value-type="float">
            <text:p>380184006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7" office:value-type="float">
            <text:p>57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601053" office:value-type="float">
            <text:p>380184006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8" office:value-type="float">
            <text:p>57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1" office:value-type="float">
            <text:p>380184006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59" office:value-type="float">
            <text:p>57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2" office:value-type="float">
            <text:p>380184006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0" office:value-type="float">
            <text:p>57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3" office:value-type="float">
            <text:p>380184006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1" office:value-type="float">
            <text:p>57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4" office:value-type="float">
            <text:p>380184006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2" office:value-type="float">
            <text:p>57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5" office:value-type="float">
            <text:p>380184006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3" office:value-type="float">
            <text:p>57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6" office:value-type="float">
            <text:p>380184006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4" office:value-type="float">
            <text:p>57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7" office:value-type="float">
            <text:p>380184006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5" office:value-type="float">
            <text:p>57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8" office:value-type="float">
            <text:p>380184006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6" office:value-type="float">
            <text:p>57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09" office:value-type="float">
            <text:p>380184006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7" office:value-type="float">
            <text:p>57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0" office:value-type="float">
            <text:p>380184006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8" office:value-type="float">
            <text:p>57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1" office:value-type="float">
            <text:p>380184006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69" office:value-type="float">
            <text:p>57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2" office:value-type="float">
            <text:p>380184006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0" office:value-type="float">
            <text:p>57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3" office:value-type="float">
            <text:p>380184006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1" office:value-type="float">
            <text:p>57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4" office:value-type="float">
            <text:p>380184006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2" office:value-type="float">
            <text:p>57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5" office:value-type="float">
            <text:p>380184006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3" office:value-type="float">
            <text:p>57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6" office:value-type="float">
            <text:p>380184006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4" office:value-type="float">
            <text:p>57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7" office:value-type="float">
            <text:p>380184006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5" office:value-type="float">
            <text:p>57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8" office:value-type="float">
            <text:p>380184006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6" office:value-type="float">
            <text:p>57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19" office:value-type="float">
            <text:p>380184006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7" office:value-type="float">
            <text:p>57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0" office:value-type="float">
            <text:p>380184006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8" office:value-type="float">
            <text:p>57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1" office:value-type="float">
            <text:p>380184006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79" office:value-type="float">
            <text:p>57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2" office:value-type="float">
            <text:p>380184006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0" office:value-type="float">
            <text:p>57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3" office:value-type="float">
            <text:p>380184006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1" office:value-type="float">
            <text:p>57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4" office:value-type="float">
            <text:p>380184006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2" office:value-type="float">
            <text:p>57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5" office:value-type="float">
            <text:p>380184006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3" office:value-type="float">
            <text:p>57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6" office:value-type="float">
            <text:p>380184006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4" office:value-type="float">
            <text:p>57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7" office:value-type="float">
            <text:p>380184006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5" office:value-type="float">
            <text:p>57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8" office:value-type="float">
            <text:p>380184006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6" office:value-type="float">
            <text:p>57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29" office:value-type="float">
            <text:p>380184006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7" office:value-type="float">
            <text:p>57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0" office:value-type="float">
            <text:p>380184006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8" office:value-type="float">
            <text:p>57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1" office:value-type="float">
            <text:p>380184006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89" office:value-type="float">
            <text:p>57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2" office:value-type="float">
            <text:p>380184006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0" office:value-type="float">
            <text:p>57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3" office:value-type="float">
            <text:p>380184006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1" office:value-type="float">
            <text:p>57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4" office:value-type="float">
            <text:p>380184006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2" office:value-type="float">
            <text:p>57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5" office:value-type="float">
            <text:p>380184006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3" office:value-type="float">
            <text:p>57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6" office:value-type="float">
            <text:p>380184006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4" office:value-type="float">
            <text:p>57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7" office:value-type="float">
            <text:p>380184006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5" office:value-type="float">
            <text:p>57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8" office:value-type="float">
            <text:p>380184006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6" office:value-type="float">
            <text:p>57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39" office:value-type="float">
            <text:p>380184006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5797" office:value-type="float">
            <text:p>57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TL Metadata" office:value="380184006701040" office:value-type="float">
            <text:p>380184006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 table:number-rows-repeated="10473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7:36</meta:creation-date>
    <dc:creator>Helpdesk</dc:creator>
    <dc:date>2004-12-20T18:33:12</dc:date>
    <meta:document-statistic meta:object-count="0" meta:cell-count="10985" meta:table-count="2"/>
    <meta:generator>ODFPY/1.3.0dev</meta:generator>
  </office:meta>
</office:document-meta>
</file>